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6UBG" style:family="table-column">
      <style:table-column-properties style:column-width="4.711cm"/>
    </style:style>
    <style:style style:name="ID0EFVBG" style:family="table-column">
      <style:table-column-properties style:column-width="8.363cm"/>
    </style:style>
    <style:style style:name="ID0ELVBG" style:family="table-column">
      <style:table-column-properties style:column-width="1.964cm"/>
    </style:style>
    <style:style style:name="ID0ERVBG" style:family="table-column">
      <style:table-column-properties style:column-width="1.989cm"/>
    </style:style>
    <style:style style:name="ID0EXVBG" style:family="table-column">
      <style:table-column-properties style:column-width="2.133cm"/>
    </style:style>
    <style:style style:name="ID0E4VBG" style:family="table-column">
      <style:table-column-properties style:column-width="1.318cm"/>
    </style:style>
    <style:style style:name="co7" style:family="table-column">
      <style:table-column-properties fo:break-before="auto" style:column-width="2.25cm"/>
    </style:style>
    <style:style style:name="ID0E53BI" style:family="table-column">
      <style:table-column-properties style:column-width="4.711cm"/>
    </style:style>
    <style:style style:name="ID0EE4BI" style:family="table-column">
      <style:table-column-properties style:column-width="8.363cm"/>
    </style:style>
    <style:style style:name="ID0EK4BI" style:family="table-column">
      <style:table-column-properties style:column-width="1.964cm"/>
    </style:style>
    <style:style style:name="ID0EQ4BI" style:family="table-column">
      <style:table-column-properties style:column-width="1.989cm"/>
    </style:style>
    <style:style style:name="ID0EW4BI" style:family="table-column">
      <style:table-column-properties style:column-width="2.133cm"/>
    </style:style>
    <style:style style:name="ID0E34BI" style:family="table-column">
      <style:table-column-properties style:column-width="1.318cm"/>
    </style:style>
    <style:style style:name="co8" style:family="table-column">
      <style:table-column-properties fo:break-before="auto" style:column-width="2.25cm"/>
    </style:style>
    <style:style style:name="ID0EWGAK" style:family="table-column">
      <style:table-column-properties style:column-width="4.711cm"/>
    </style:style>
    <style:style style:name="ID0E3GAK" style:family="table-column">
      <style:table-column-properties style:column-width="8.363cm"/>
    </style:style>
    <style:style style:name="ID0ECHAK" style:family="table-column">
      <style:table-column-properties style:column-width="1.964cm"/>
    </style:style>
    <style:style style:name="ID0EIHAK" style:family="table-column">
      <style:table-column-properties style:column-width="1.989cm"/>
    </style:style>
    <style:style style:name="ID0EOHAK" style:family="table-column">
      <style:table-column-properties style:column-width="2.133cm"/>
    </style:style>
    <style:style style:name="ID0EUHAK" style:family="table-column">
      <style:table-column-properties style:column-width="1.318cm"/>
    </style:style>
    <style:style style:name="co9" style:family="table-column">
      <style:table-column-properties fo:break-before="auto" style:column-width="1.5cm"/>
    </style:style>
    <style:style style:name="ID0EMMCK" style:family="table-column">
      <style:table-column-properties style:column-width="4.711cm"/>
    </style:style>
    <style:style style:name="ID0ETMCK" style:family="table-column">
      <style:table-column-properties style:column-width="8.363cm"/>
    </style:style>
    <style:style style:name="ID0E1MCK" style:family="table-column">
      <style:table-column-properties style:column-width="1.964cm"/>
    </style:style>
    <style:style style:name="ID0EBNCK" style:family="table-column">
      <style:table-column-properties style:column-width="1.989cm"/>
    </style:style>
    <style:style style:name="ID0EINCK" style:family="table-column">
      <style:table-column-properties style:column-width="2.133cm"/>
    </style:style>
    <style:style style:name="ID0EPNCK" style:family="table-column">
      <style:table-column-properties style:column-width="1.318cm"/>
    </style:style>
    <style:style style:name="ID0EWNCK" style:family="table-column">
      <style:table-column-properties style:column-width="2.313cm"/>
    </style:style>
    <style:style style:name="co10" style:family="table-column">
      <style:table-column-properties fo:break-before="auto" style:column-width="1.5cm"/>
    </style:style>
    <style:style style:name="ID0E4REK" style:family="table-column">
      <style:table-column-properties style:column-width="4.711cm"/>
    </style:style>
    <style:style style:name="ID0EESEK" style:family="table-column">
      <style:table-column-properties style:column-width="8.363cm"/>
    </style:style>
    <style:style style:name="ID0ELSEK" style:family="table-column">
      <style:table-column-properties style:column-width="1.964cm"/>
    </style:style>
    <style:style style:name="ID0ESSEK" style:family="table-column">
      <style:table-column-properties style:column-width="1.989cm"/>
    </style:style>
    <style:style style:name="ID0EZSEK" style:family="table-column">
      <style:table-column-properties style:column-width="2.133cm"/>
    </style:style>
    <style:style style:name="ID0EATEK" style:family="table-column">
      <style:table-column-properties style:column-width="1.318cm"/>
    </style:style>
    <style:style style:name="ID0EHTEK" style:family="table-column">
      <style:table-column-properties style:column-width="2.313cm"/>
    </style:style>
    <style:style style:name="co11" style:family="table-column">
      <style:table-column-properties fo:break-before="auto" style:column-width="1.5cm"/>
    </style:style>
    <style:style style:name="ID0E4WGK" style:family="table-column">
      <style:table-column-properties style:column-width="4.711cm"/>
    </style:style>
    <style:style style:name="ID0EEXGK" style:family="table-column">
      <style:table-column-properties style:column-width="8.363cm"/>
    </style:style>
    <style:style style:name="ID0ELXGK" style:family="table-column">
      <style:table-column-properties style:column-width="1.964cm"/>
    </style:style>
    <style:style style:name="ID0ESXGK" style:family="table-column">
      <style:table-column-properties style:column-width="1.989cm"/>
    </style:style>
    <style:style style:name="ID0EZXGK" style:family="table-column">
      <style:table-column-properties style:column-width="2.133cm"/>
    </style:style>
    <style:style style:name="ID0EAYGK" style:family="table-column">
      <style:table-column-properties style:column-width="1.318cm"/>
    </style:style>
    <style:style style:name="ID0EHYGK" style:family="table-column">
      <style:table-column-properties style:column-width="2.313cm"/>
    </style:style>
    <style:style style:name="ro6" style:family="table-row">
      <style:table-row-properties fo:break-before="auto" style:row-height="0.459cm"/>
    </style:style>
    <style:style style:name="ID0EEWBG" style:family="table-row">
      <style:table-row-properties fo:break-before="auto" style:row-height="0.422cm" style:use-optimal-row-height="false"/>
    </style:style>
    <style:style style:name="ID0E3XBG" style:family="table-row">
      <style:table-row-properties fo:break-before="auto" style:row-height="0.422cm" style:use-optimal-row-height="false"/>
    </style:style>
    <style:style style:name="ID0E4ZBG" style:family="table-row">
      <style:table-row-properties fo:break-before="auto" style:row-height="0.422cm" style:use-optimal-row-height="false"/>
    </style:style>
    <style:style style:name="ID0EG3BG" style:family="table-row">
      <style:table-row-properties fo:break-before="auto" style:row-height="0.422cm" style:use-optimal-row-height="false"/>
    </style:style>
    <style:style style:name="ID0EP5BG" style:family="table-row">
      <style:table-row-properties fo:break-before="auto" style:row-height="0.422cm" style:use-optimal-row-height="false"/>
    </style:style>
    <style:style style:name="ID0EZAAI" style:family="table-row">
      <style:table-row-properties fo:break-before="auto" style:row-height="0.422cm" style:use-optimal-row-height="false"/>
    </style:style>
    <style:style style:name="ID0ECDAI" style:family="table-row">
      <style:table-row-properties fo:break-before="auto" style:row-height="0.422cm" style:use-optimal-row-height="false"/>
    </style:style>
    <style:style style:name="ID0ELFAI" style:family="table-row">
      <style:table-row-properties fo:break-before="auto" style:row-height="0.422cm" style:use-optimal-row-height="false"/>
    </style:style>
    <style:style style:name="ID0EUHAI" style:family="table-row">
      <style:table-row-properties fo:break-before="auto" style:row-height="0.422cm" style:use-optimal-row-height="false"/>
    </style:style>
    <style:style style:name="ID0E4JAI" style:family="table-row">
      <style:table-row-properties fo:break-before="auto" style:row-height="0.422cm" style:use-optimal-row-height="false"/>
    </style:style>
    <style:style style:name="ID0EGMAI" style:family="table-row">
      <style:table-row-properties fo:break-before="auto" style:row-height="0.422cm" style:use-optimal-row-height="false"/>
    </style:style>
    <style:style style:name="ID0EPOAI" style:family="table-row">
      <style:table-row-properties fo:break-before="auto" style:row-height="0.422cm" style:use-optimal-row-height="false"/>
    </style:style>
    <style:style style:name="ID0EYQAI" style:family="table-row">
      <style:table-row-properties fo:break-before="auto" style:row-height="0.422cm" style:use-optimal-row-height="false"/>
    </style:style>
    <style:style style:name="ID0EBTAI" style:family="table-row">
      <style:table-row-properties fo:break-before="auto" style:row-height="0.422cm" style:use-optimal-row-height="false"/>
    </style:style>
    <style:style style:name="ID0EKVAI" style:family="table-row">
      <style:table-row-properties fo:break-before="auto" style:row-height="0.422cm" style:use-optimal-row-height="false"/>
    </style:style>
    <style:style style:name="ID0ETXAI" style:family="table-row">
      <style:table-row-properties fo:break-before="auto" style:row-height="0.422cm" style:use-optimal-row-height="false"/>
    </style:style>
    <style:style style:name="ID0E3ZAI" style:family="table-row">
      <style:table-row-properties fo:break-before="auto" style:row-height="0.422cm" style:use-optimal-row-height="false"/>
    </style:style>
    <style:style style:name="ID0EF3AI" style:family="table-row">
      <style:table-row-properties fo:break-before="auto" style:row-height="0.422cm" style:use-optimal-row-height="false"/>
    </style:style>
    <style:style style:name="ID0EP5AI" style:family="table-row">
      <style:table-row-properties fo:break-before="auto" style:row-height="0.422cm" style:use-optimal-row-height="false"/>
    </style:style>
    <style:style style:name="ID0ESABI" style:family="table-row">
      <style:table-row-properties fo:break-before="auto" style:row-height="0.422cm" style:use-optimal-row-height="false"/>
    </style:style>
    <style:style style:name="ID0EVCBI" style:family="table-row">
      <style:table-row-properties fo:break-before="auto" style:row-height="0.422cm" style:use-optimal-row-height="false"/>
    </style:style>
    <style:style style:name="ID0EYEBI" style:family="table-row">
      <style:table-row-properties fo:break-before="auto" style:row-height="0.422cm" style:use-optimal-row-height="false"/>
    </style:style>
    <style:style style:name="ID0E2GBI" style:family="table-row">
      <style:table-row-properties fo:break-before="auto" style:row-height="0.422cm" style:use-optimal-row-height="false"/>
    </style:style>
    <style:style style:name="ID0E5IBI" style:family="table-row">
      <style:table-row-properties fo:break-before="auto" style:row-height="0.422cm" style:use-optimal-row-height="false"/>
    </style:style>
    <style:style style:name="ID0EBLBI" style:family="table-row">
      <style:table-row-properties fo:break-before="auto" style:row-height="0.422cm" style:use-optimal-row-height="false"/>
    </style:style>
    <style:style style:name="ID0EENBI" style:family="table-row">
      <style:table-row-properties fo:break-before="auto" style:row-height="0.422cm" style:use-optimal-row-height="false"/>
    </style:style>
    <style:style style:name="ID0EHPBI" style:family="table-row">
      <style:table-row-properties fo:break-before="auto" style:row-height="0.422cm" style:use-optimal-row-height="false"/>
    </style:style>
    <style:style style:name="ID0E6QBI" style:family="table-row">
      <style:table-row-properties fo:break-before="auto" style:row-height="0.422cm" style:use-optimal-row-height="false"/>
    </style:style>
    <style:style style:name="ID0EXSBI" style:family="table-row">
      <style:table-row-properties fo:break-before="auto" style:row-height="0.422cm" style:use-optimal-row-height="false"/>
    </style:style>
    <style:style style:name="ID0EPUBI" style:family="table-row">
      <style:table-row-properties fo:break-before="auto" style:row-height="0.422cm" style:use-optimal-row-height="false"/>
    </style:style>
    <style:style style:name="ID0EHWBI" style:family="table-row">
      <style:table-row-properties fo:break-before="auto" style:row-height="0.422cm" style:use-optimal-row-height="false"/>
    </style:style>
    <style:style style:name="ID0E6XBI" style:family="table-row">
      <style:table-row-properties fo:break-before="auto" style:row-height="0.422cm" style:use-optimal-row-height="false"/>
    </style:style>
    <style:style style:name="ID0EXZBI" style:family="table-row">
      <style:table-row-properties fo:break-before="auto" style:row-height="0.422cm" style:use-optimal-row-height="false"/>
    </style:style>
    <style:style style:name="ro7" style:family="table-row">
      <style:table-row-properties fo:break-before="auto" style:row-height="0.459cm"/>
    </style:style>
    <style:style style:name="ID0ED5BI" style:family="table-row">
      <style:table-row-properties fo:break-before="auto" style:row-height="0.422cm" style:use-optimal-row-height="false"/>
    </style:style>
    <style:style style:name="ID0E26BI" style:family="table-row">
      <style:table-row-properties fo:break-before="auto" style:row-height="0.422cm" style:use-optimal-row-height="false"/>
    </style:style>
    <style:style style:name="ID0E3BCI" style:family="table-row">
      <style:table-row-properties fo:break-before="auto" style:row-height="0.422cm" style:use-optimal-row-height="false"/>
    </style:style>
    <style:style style:name="ID0EFECI" style:family="table-row">
      <style:table-row-properties fo:break-before="auto" style:row-height="0.422cm" style:use-optimal-row-height="false"/>
    </style:style>
    <style:style style:name="ID0EOGCI" style:family="table-row">
      <style:table-row-properties fo:break-before="auto" style:row-height="0.422cm" style:use-optimal-row-height="false"/>
    </style:style>
    <style:style style:name="ID0EXICI" style:family="table-row">
      <style:table-row-properties fo:break-before="auto" style:row-height="0.422cm" style:use-optimal-row-height="false"/>
    </style:style>
    <style:style style:name="ID0EALCI" style:family="table-row">
      <style:table-row-properties fo:break-before="auto" style:row-height="0.422cm" style:use-optimal-row-height="false"/>
    </style:style>
    <style:style style:name="ID0EKNCI" style:family="table-row">
      <style:table-row-properties fo:break-before="auto" style:row-height="0.422cm" style:use-optimal-row-height="false"/>
    </style:style>
    <style:style style:name="ID0EUPCI" style:family="table-row">
      <style:table-row-properties fo:break-before="auto" style:row-height="0.422cm" style:use-optimal-row-height="false"/>
    </style:style>
    <style:style style:name="ID0E5RCI" style:family="table-row">
      <style:table-row-properties fo:break-before="auto" style:row-height="0.422cm" style:use-optimal-row-height="false"/>
    </style:style>
    <style:style style:name="ID0EJUCI" style:family="table-row">
      <style:table-row-properties fo:break-before="auto" style:row-height="0.422cm" style:use-optimal-row-height="false"/>
    </style:style>
    <style:style style:name="ID0ESWCI" style:family="table-row">
      <style:table-row-properties fo:break-before="auto" style:row-height="0.422cm" style:use-optimal-row-height="false"/>
    </style:style>
    <style:style style:name="ID0E2YCI" style:family="table-row">
      <style:table-row-properties fo:break-before="auto" style:row-height="0.422cm" style:use-optimal-row-height="false"/>
    </style:style>
    <style:style style:name="ID0EE2CI" style:family="table-row">
      <style:table-row-properties fo:break-before="auto" style:row-height="0.422cm" style:use-optimal-row-height="false"/>
    </style:style>
    <style:style style:name="ID0EN4CI" style:family="table-row">
      <style:table-row-properties fo:break-before="auto" style:row-height="0.422cm" style:use-optimal-row-height="false"/>
    </style:style>
    <style:style style:name="ID0EX6CI" style:family="table-row">
      <style:table-row-properties fo:break-before="auto" style:row-height="0.422cm" style:use-optimal-row-height="false"/>
    </style:style>
    <style:style style:name="ID0EBCDI" style:family="table-row">
      <style:table-row-properties fo:break-before="auto" style:row-height="0.422cm" style:use-optimal-row-height="false"/>
    </style:style>
    <style:style style:name="ID0ELEDI" style:family="table-row">
      <style:table-row-properties fo:break-before="auto" style:row-height="0.422cm" style:use-optimal-row-height="false"/>
    </style:style>
    <style:style style:name="ID0EUGDI" style:family="table-row">
      <style:table-row-properties fo:break-before="auto" style:row-height="0.422cm" style:use-optimal-row-height="false"/>
    </style:style>
    <style:style style:name="ID0E4IDI" style:family="table-row">
      <style:table-row-properties fo:break-before="auto" style:row-height="0.422cm" style:use-optimal-row-height="false"/>
    </style:style>
    <style:style style:name="ID0EGLDI" style:family="table-row">
      <style:table-row-properties fo:break-before="auto" style:row-height="0.422cm" style:use-optimal-row-height="false"/>
    </style:style>
    <style:style style:name="ID0EPNDI" style:family="table-row">
      <style:table-row-properties fo:break-before="auto" style:row-height="0.422cm" style:use-optimal-row-height="false"/>
    </style:style>
    <style:style style:name="ID0EYPDI" style:family="table-row">
      <style:table-row-properties fo:break-before="auto" style:row-height="0.422cm" style:use-optimal-row-height="false"/>
    </style:style>
    <style:style style:name="ID0EBSDI" style:family="table-row">
      <style:table-row-properties fo:break-before="auto" style:row-height="0.422cm" style:use-optimal-row-height="false"/>
    </style:style>
    <style:style style:name="ID0ELUDI" style:family="table-row">
      <style:table-row-properties fo:break-before="auto" style:row-height="0.422cm" style:use-optimal-row-height="false"/>
    </style:style>
    <style:style style:name="ID0EVWDI" style:family="table-row">
      <style:table-row-properties fo:break-before="auto" style:row-height="0.422cm" style:use-optimal-row-height="false"/>
    </style:style>
    <style:style style:name="ID0E6YDI" style:family="table-row">
      <style:table-row-properties fo:break-before="auto" style:row-height="0.422cm" style:use-optimal-row-height="false"/>
    </style:style>
    <style:style style:name="ID0EX1DI" style:family="table-row">
      <style:table-row-properties fo:break-before="auto" style:row-height="0.422cm" style:use-optimal-row-height="false"/>
    </style:style>
    <style:style style:name="ID0EP3DI" style:family="table-row">
      <style:table-row-properties fo:break-before="auto" style:row-height="0.422cm" style:use-optimal-row-height="false"/>
    </style:style>
    <style:style style:name="ID0EH5DI" style:family="table-row">
      <style:table-row-properties fo:break-before="auto" style:row-height="0.422cm" style:use-optimal-row-height="false"/>
    </style:style>
    <style:style style:name="ID0EAAAK" style:family="table-row">
      <style:table-row-properties fo:break-before="auto" style:row-height="0.422cm" style:use-optimal-row-height="false"/>
    </style:style>
    <style:style style:name="ID0EYBAK" style:family="table-row">
      <style:table-row-properties fo:break-before="auto" style:row-height="0.422cm" style:use-optimal-row-height="false"/>
    </style:style>
    <style:style style:name="ID0EQDAK" style:family="table-row">
      <style:table-row-properties fo:break-before="auto" style:row-height="0.422cm" style:use-optimal-row-height="false"/>
    </style:style>
    <style:style style:name="ro8" style:family="table-row">
      <style:table-row-properties fo:break-before="auto" style:row-height="0.459cm"/>
    </style:style>
    <style:style style:name="ID0E2HAK" style:family="table-row">
      <style:table-row-properties fo:break-before="auto" style:row-height="0.422cm" style:use-optimal-row-height="false"/>
    </style:style>
    <style:style style:name="ID0ETJAK" style:family="table-row">
      <style:table-row-properties fo:break-before="auto" style:row-height="0.422cm" style:use-optimal-row-height="false"/>
    </style:style>
    <style:style style:name="ID0EULAK" style:family="table-row">
      <style:table-row-properties fo:break-before="auto" style:row-height="0.422cm" style:use-optimal-row-height="false"/>
    </style:style>
    <style:style style:name="ID0E4NAK" style:family="table-row">
      <style:table-row-properties fo:break-before="auto" style:row-height="0.422cm" style:use-optimal-row-height="false"/>
    </style:style>
    <style:style style:name="ID0EGQAK" style:family="table-row">
      <style:table-row-properties fo:break-before="auto" style:row-height="0.422cm" style:use-optimal-row-height="false"/>
    </style:style>
    <style:style style:name="ID0EPSAK" style:family="table-row">
      <style:table-row-properties fo:break-before="auto" style:row-height="0.422cm" style:use-optimal-row-height="false"/>
    </style:style>
    <style:style style:name="ID0EYUAK" style:family="table-row">
      <style:table-row-properties fo:break-before="auto" style:row-height="0.422cm" style:use-optimal-row-height="false"/>
    </style:style>
    <style:style style:name="ID0E2WAK" style:family="table-row">
      <style:table-row-properties fo:break-before="auto" style:row-height="0.422cm" style:use-optimal-row-height="false"/>
    </style:style>
    <style:style style:name="ID0E5YAK" style:family="table-row">
      <style:table-row-properties fo:break-before="auto" style:row-height="0.422cm" style:use-optimal-row-height="false"/>
    </style:style>
    <style:style style:name="ID0EB2AK" style:family="table-row">
      <style:table-row-properties fo:break-before="auto" style:row-height="0.422cm" style:use-optimal-row-height="false"/>
    </style:style>
    <style:style style:name="ID0EG4AK" style:family="table-row">
      <style:table-row-properties fo:break-before="auto" style:row-height="0.422cm" style:use-optimal-row-height="false"/>
    </style:style>
    <style:style style:name="ID0EJ6AK" style:family="table-row">
      <style:table-row-properties fo:break-before="auto" style:row-height="0.422cm" style:use-optimal-row-height="false"/>
    </style:style>
    <style:style style:name="ID0EMBBK" style:family="table-row">
      <style:table-row-properties fo:break-before="auto" style:row-height="0.422cm" style:use-optimal-row-height="false"/>
    </style:style>
    <style:style style:name="ID0EPDBK" style:family="table-row">
      <style:table-row-properties fo:break-before="auto" style:row-height="0.422cm" style:use-optimal-row-height="false"/>
    </style:style>
    <style:style style:name="ID0ESFBK" style:family="table-row">
      <style:table-row-properties fo:break-before="auto" style:row-height="0.422cm" style:use-optimal-row-height="false"/>
    </style:style>
    <style:style style:name="ID0EVHBK" style:family="table-row">
      <style:table-row-properties fo:break-before="auto" style:row-height="0.422cm" style:use-optimal-row-height="false"/>
    </style:style>
    <style:style style:name="ID0EYJBK" style:family="table-row">
      <style:table-row-properties fo:break-before="auto" style:row-height="0.422cm" style:use-optimal-row-height="false"/>
    </style:style>
    <style:style style:name="ID0E2LBK" style:family="table-row">
      <style:table-row-properties fo:break-before="auto" style:row-height="0.422cm" style:use-optimal-row-height="false"/>
    </style:style>
    <style:style style:name="ID0E5NBK" style:family="table-row">
      <style:table-row-properties fo:break-before="auto" style:row-height="0.422cm" style:use-optimal-row-height="false"/>
    </style:style>
    <style:style style:name="ID0EBQBK" style:family="table-row">
      <style:table-row-properties fo:break-before="auto" style:row-height="0.422cm" style:use-optimal-row-height="false"/>
    </style:style>
    <style:style style:name="ID0EESBK" style:family="table-row">
      <style:table-row-properties fo:break-before="auto" style:row-height="0.422cm" style:use-optimal-row-height="false"/>
    </style:style>
    <style:style style:name="ID0EHUBK" style:family="table-row">
      <style:table-row-properties fo:break-before="auto" style:row-height="0.422cm" style:use-optimal-row-height="false"/>
    </style:style>
    <style:style style:name="ID0EKWBK" style:family="table-row">
      <style:table-row-properties fo:break-before="auto" style:row-height="0.422cm" style:use-optimal-row-height="false"/>
    </style:style>
    <style:style style:name="ID0ENYBK" style:family="table-row">
      <style:table-row-properties fo:break-before="auto" style:row-height="0.422cm" style:use-optimal-row-height="false"/>
    </style:style>
    <style:style style:name="ID0EQ1BK" style:family="table-row">
      <style:table-row-properties fo:break-before="auto" style:row-height="0.422cm" style:use-optimal-row-height="false"/>
    </style:style>
    <style:style style:name="ID0ET3BK" style:family="table-row">
      <style:table-row-properties fo:break-before="auto" style:row-height="0.422cm" style:use-optimal-row-height="false"/>
    </style:style>
    <style:style style:name="ID0EW5BK" style:family="table-row">
      <style:table-row-properties fo:break-before="auto" style:row-height="0.422cm" style:use-optimal-row-height="false"/>
    </style:style>
    <style:style style:name="ID0EOACK" style:family="table-row">
      <style:table-row-properties fo:break-before="auto" style:row-height="0.422cm" style:use-optimal-row-height="false"/>
    </style:style>
    <style:style style:name="ID0EGCCK" style:family="table-row">
      <style:table-row-properties fo:break-before="auto" style:row-height="0.422cm" style:use-optimal-row-height="false"/>
    </style:style>
    <style:style style:name="ID0E5DCK" style:family="table-row">
      <style:table-row-properties fo:break-before="auto" style:row-height="0.422cm" style:use-optimal-row-height="false"/>
    </style:style>
    <style:style style:name="ID0EWFCK" style:family="table-row">
      <style:table-row-properties fo:break-before="auto" style:row-height="0.422cm" style:use-optimal-row-height="false"/>
    </style:style>
    <style:style style:name="ID0EOHCK" style:family="table-row">
      <style:table-row-properties fo:break-before="auto" style:row-height="0.422cm" style:use-optimal-row-height="false"/>
    </style:style>
    <style:style style:name="ID0EGJC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4NCK" style:family="table-row">
      <style:table-row-properties fo:break-before="auto" style:row-height="0.422cm" style:use-optimal-row-height="false"/>
    </style:style>
    <style:style style:name="ID0EVPCK" style:family="table-row">
      <style:table-row-properties fo:break-before="auto" style:row-height="0.422cm" style:use-optimal-row-height="false"/>
    </style:style>
    <style:style style:name="ID0EWRCK" style:family="table-row">
      <style:table-row-properties fo:break-before="auto" style:row-height="0.422cm" style:use-optimal-row-height="false"/>
    </style:style>
    <style:style style:name="ID0E3TCK" style:family="table-row">
      <style:table-row-properties fo:break-before="auto" style:row-height="0.422cm" style:use-optimal-row-height="false"/>
    </style:style>
    <style:style style:name="ID0ECWCK" style:family="table-row">
      <style:table-row-properties fo:break-before="auto" style:row-height="0.422cm" style:use-optimal-row-height="false"/>
    </style:style>
    <style:style style:name="ID0EIYCK" style:family="table-row">
      <style:table-row-properties fo:break-before="auto" style:row-height="0.422cm" style:use-optimal-row-height="false"/>
    </style:style>
    <style:style style:name="ID0EL1CK" style:family="table-row">
      <style:table-row-properties fo:break-before="auto" style:row-height="0.422cm" style:use-optimal-row-height="false"/>
    </style:style>
    <style:style style:name="ID0EO3CK" style:family="table-row">
      <style:table-row-properties fo:break-before="auto" style:row-height="0.422cm" style:use-optimal-row-height="false"/>
    </style:style>
    <style:style style:name="ID0ER5CK" style:family="table-row">
      <style:table-row-properties fo:break-before="auto" style:row-height="0.422cm" style:use-optimal-row-height="false"/>
    </style:style>
    <style:style style:name="ID0EUADK" style:family="table-row">
      <style:table-row-properties fo:break-before="auto" style:row-height="0.422cm" style:use-optimal-row-height="false"/>
    </style:style>
    <style:style style:name="ID0EXCDK" style:family="table-row">
      <style:table-row-properties fo:break-before="auto" style:row-height="0.422cm" style:use-optimal-row-height="false"/>
    </style:style>
    <style:style style:name="ID0E1EDK" style:family="table-row">
      <style:table-row-properties fo:break-before="auto" style:row-height="0.422cm" style:use-optimal-row-height="false"/>
    </style:style>
    <style:style style:name="ID0E4GDK" style:family="table-row">
      <style:table-row-properties fo:break-before="auto" style:row-height="0.422cm" style:use-optimal-row-height="false"/>
    </style:style>
    <style:style style:name="ID0EAJDK" style:family="table-row">
      <style:table-row-properties fo:break-before="auto" style:row-height="0.422cm" style:use-optimal-row-height="false"/>
    </style:style>
    <style:style style:name="ID0EDLDK" style:family="table-row">
      <style:table-row-properties fo:break-before="auto" style:row-height="0.422cm" style:use-optimal-row-height="false"/>
    </style:style>
    <style:style style:name="ID0EGNDK" style:family="table-row">
      <style:table-row-properties fo:break-before="auto" style:row-height="0.422cm" style:use-optimal-row-height="false"/>
    </style:style>
    <style:style style:name="ID0EJPDK" style:family="table-row">
      <style:table-row-properties fo:break-before="auto" style:row-height="0.422cm" style:use-optimal-row-height="false"/>
    </style:style>
    <style:style style:name="ID0EMRDK" style:family="table-row">
      <style:table-row-properties fo:break-before="auto" style:row-height="0.422cm" style:use-optimal-row-height="false"/>
    </style:style>
    <style:style style:name="ID0EPTDK" style:family="table-row">
      <style:table-row-properties fo:break-before="auto" style:row-height="0.422cm" style:use-optimal-row-height="false"/>
    </style:style>
    <style:style style:name="ID0ESVDK" style:family="table-row">
      <style:table-row-properties fo:break-before="auto" style:row-height="0.422cm" style:use-optimal-row-height="false"/>
    </style:style>
    <style:style style:name="ID0EVXDK" style:family="table-row">
      <style:table-row-properties fo:break-before="auto" style:row-height="0.422cm" style:use-optimal-row-height="false"/>
    </style:style>
    <style:style style:name="ID0EYZDK" style:family="table-row">
      <style:table-row-properties fo:break-before="auto" style:row-height="0.422cm" style:use-optimal-row-height="false"/>
    </style:style>
    <style:style style:name="ID0E22DK" style:family="table-row">
      <style:table-row-properties fo:break-before="auto" style:row-height="0.422cm" style:use-optimal-row-height="false"/>
    </style:style>
    <style:style style:name="ID0E54DK" style:family="table-row">
      <style:table-row-properties fo:break-before="auto" style:row-height="0.422cm" style:use-optimal-row-height="false"/>
    </style:style>
    <style:style style:name="ID0EBAEK" style:family="table-row">
      <style:table-row-properties fo:break-before="auto" style:row-height="0.422cm" style:use-optimal-row-height="false"/>
    </style:style>
    <style:style style:name="ID0EECEK" style:family="table-row">
      <style:table-row-properties fo:break-before="auto" style:row-height="0.422cm" style:use-optimal-row-height="false"/>
    </style:style>
    <style:style style:name="ID0EHEEK" style:family="table-row">
      <style:table-row-properties fo:break-before="auto" style:row-height="0.422cm" style:use-optimal-row-height="false"/>
    </style:style>
    <style:style style:name="ID0E6FEK" style:family="table-row">
      <style:table-row-properties fo:break-before="auto" style:row-height="0.422cm" style:use-optimal-row-height="false"/>
    </style:style>
    <style:style style:name="ID0EXHEK" style:family="table-row">
      <style:table-row-properties fo:break-before="auto" style:row-height="0.422cm" style:use-optimal-row-height="false"/>
    </style:style>
    <style:style style:name="ID0EPJEK" style:family="table-row">
      <style:table-row-properties fo:break-before="auto" style:row-height="0.422cm" style:use-optimal-row-height="false"/>
    </style:style>
    <style:style style:name="ID0EHLEK" style:family="table-row">
      <style:table-row-properties fo:break-before="auto" style:row-height="0.422cm" style:use-optimal-row-height="false"/>
    </style:style>
    <style:style style:name="ID0E6MEK" style:family="table-row">
      <style:table-row-properties fo:break-before="auto" style:row-height="0.422cm" style:use-optimal-row-height="false"/>
    </style:style>
    <style:style style:name="ID0EXOEK" style:family="table-row">
      <style:table-row-properties fo:break-before="auto" style:row-height="0.422cm" style:use-optimal-row-height="false"/>
    </style:style>
    <style:style style:name="ro10" style:family="table-row">
      <style:table-row-properties fo:break-before="auto" style:row-height="0.459cm"/>
    </style:style>
    <style:style style:name="ID0EOTEK" style:family="table-row">
      <style:table-row-properties fo:break-before="auto" style:row-height="0.422cm" style:use-optimal-row-height="false"/>
    </style:style>
    <style:style style:name="ID0EGVEK" style:family="table-row">
      <style:table-row-properties fo:break-before="auto" style:row-height="0.422cm" style:use-optimal-row-height="false"/>
    </style:style>
    <style:style style:name="ID0EHXEK" style:family="table-row">
      <style:table-row-properties fo:break-before="auto" style:row-height="0.422cm" style:use-optimal-row-height="false"/>
    </style:style>
    <style:style style:name="ID0EMZEK" style:family="table-row">
      <style:table-row-properties fo:break-before="auto" style:row-height="0.422cm" style:use-optimal-row-height="false"/>
    </style:style>
    <style:style style:name="ID0ER2EK" style:family="table-row">
      <style:table-row-properties fo:break-before="auto" style:row-height="0.422cm" style:use-optimal-row-height="false"/>
    </style:style>
    <style:style style:name="ID0EI4EK" style:family="table-row">
      <style:table-row-properties fo:break-before="auto" style:row-height="0.422cm" style:use-optimal-row-height="false"/>
    </style:style>
    <style:style style:name="ID0EL6EK" style:family="table-row">
      <style:table-row-properties fo:break-before="auto" style:row-height="0.422cm" style:use-optimal-row-height="false"/>
    </style:style>
    <style:style style:name="ID0EOBFK" style:family="table-row">
      <style:table-row-properties fo:break-before="auto" style:row-height="0.422cm" style:use-optimal-row-height="false"/>
    </style:style>
    <style:style style:name="ID0ERDFK" style:family="table-row">
      <style:table-row-properties fo:break-before="auto" style:row-height="0.422cm" style:use-optimal-row-height="false"/>
    </style:style>
    <style:style style:name="ID0EUFFK" style:family="table-row">
      <style:table-row-properties fo:break-before="auto" style:row-height="0.422cm" style:use-optimal-row-height="false"/>
    </style:style>
    <style:style style:name="ID0EXHFK" style:family="table-row">
      <style:table-row-properties fo:break-before="auto" style:row-height="0.422cm" style:use-optimal-row-height="false"/>
    </style:style>
    <style:style style:name="ID0E1JFK" style:family="table-row">
      <style:table-row-properties fo:break-before="auto" style:row-height="0.422cm" style:use-optimal-row-height="false"/>
    </style:style>
    <style:style style:name="ID0E4LFK" style:family="table-row">
      <style:table-row-properties fo:break-before="auto" style:row-height="0.422cm" style:use-optimal-row-height="false"/>
    </style:style>
    <style:style style:name="ID0EAOFK" style:family="table-row">
      <style:table-row-properties fo:break-before="auto" style:row-height="0.422cm" style:use-optimal-row-height="false"/>
    </style:style>
    <style:style style:name="ID0EDQFK" style:family="table-row">
      <style:table-row-properties fo:break-before="auto" style:row-height="0.422cm" style:use-optimal-row-height="false"/>
    </style:style>
    <style:style style:name="ID0EGSFK" style:family="table-row">
      <style:table-row-properties fo:break-before="auto" style:row-height="0.422cm" style:use-optimal-row-height="false"/>
    </style:style>
    <style:style style:name="ID0EJUFK" style:family="table-row">
      <style:table-row-properties fo:break-before="auto" style:row-height="0.422cm" style:use-optimal-row-height="false"/>
    </style:style>
    <style:style style:name="ID0EMWFK" style:family="table-row">
      <style:table-row-properties fo:break-before="auto" style:row-height="0.422cm" style:use-optimal-row-height="false"/>
    </style:style>
    <style:style style:name="ID0EPYFK" style:family="table-row">
      <style:table-row-properties fo:break-before="auto" style:row-height="0.422cm" style:use-optimal-row-height="false"/>
    </style:style>
    <style:style style:name="ID0ES1FK" style:family="table-row">
      <style:table-row-properties fo:break-before="auto" style:row-height="0.422cm" style:use-optimal-row-height="false"/>
    </style:style>
    <style:style style:name="ID0EV3FK" style:family="table-row">
      <style:table-row-properties fo:break-before="auto" style:row-height="0.422cm" style:use-optimal-row-height="false"/>
    </style:style>
    <style:style style:name="ID0EY5FK" style:family="table-row">
      <style:table-row-properties fo:break-before="auto" style:row-height="0.422cm" style:use-optimal-row-height="false"/>
    </style:style>
    <style:style style:name="ID0E2AGK" style:family="table-row">
      <style:table-row-properties fo:break-before="auto" style:row-height="0.422cm" style:use-optimal-row-height="false"/>
    </style:style>
    <style:style style:name="ID0E5CGK" style:family="table-row">
      <style:table-row-properties fo:break-before="auto" style:row-height="0.422cm" style:use-optimal-row-height="false"/>
    </style:style>
    <style:style style:name="ID0EBFGK" style:family="table-row">
      <style:table-row-properties fo:break-before="auto" style:row-height="0.422cm" style:use-optimal-row-height="false"/>
    </style:style>
    <style:style style:name="ID0EEHGK" style:family="table-row">
      <style:table-row-properties fo:break-before="auto" style:row-height="0.422cm" style:use-optimal-row-height="false"/>
    </style:style>
    <style:style style:name="ID0EHJGK" style:family="table-row">
      <style:table-row-properties fo:break-before="auto" style:row-height="0.422cm" style:use-optimal-row-height="false"/>
    </style:style>
    <style:style style:name="ID0E6KGK" style:family="table-row">
      <style:table-row-properties fo:break-before="auto" style:row-height="0.422cm" style:use-optimal-row-height="false"/>
    </style:style>
    <style:style style:name="ID0EXMGK" style:family="table-row">
      <style:table-row-properties fo:break-before="auto" style:row-height="0.422cm" style:use-optimal-row-height="false"/>
    </style:style>
    <style:style style:name="ID0EPOGK" style:family="table-row">
      <style:table-row-properties fo:break-before="auto" style:row-height="0.422cm" style:use-optimal-row-height="false"/>
    </style:style>
    <style:style style:name="ID0EHQGK" style:family="table-row">
      <style:table-row-properties fo:break-before="auto" style:row-height="0.422cm" style:use-optimal-row-height="false"/>
    </style:style>
    <style:style style:name="ID0E6RGK" style:family="table-row">
      <style:table-row-properties fo:break-before="auto" style:row-height="0.422cm" style:use-optimal-row-height="false"/>
    </style:style>
    <style:style style:name="ID0EXTGK" style:family="table-row">
      <style:table-row-properties fo:break-before="auto" style:row-height="0.422cm" style:use-optimal-row-height="false"/>
    </style:style>
    <style:style style:name="ro11" style:family="table-row">
      <style:table-row-properties fo:break-before="auto" style:row-height="0.459cm"/>
    </style:style>
    <style:style style:name="ID0EOYGK" style:family="table-row">
      <style:table-row-properties fo:break-before="auto" style:row-height="0.422cm" style:use-optimal-row-height="false"/>
    </style:style>
    <style:style style:name="ID0EC1GK" style:family="table-row">
      <style:table-row-properties fo:break-before="auto" style:row-height="0.422cm" style:use-optimal-row-height="false"/>
    </style:style>
    <style:style style:name="ID0E62GK" style:family="table-row">
      <style:table-row-properties fo:break-before="auto" style:row-height="0.422cm" style:use-optimal-row-height="false"/>
    </style:style>
    <style:style style:name="ID0EE5GK" style:family="table-row">
      <style:table-row-properties fo:break-before="auto" style:row-height="0.422cm" style:use-optimal-row-height="false"/>
    </style:style>
    <style:style style:name="ID0EKAHK" style:family="table-row">
      <style:table-row-properties fo:break-before="auto" style:row-height="0.422cm" style:use-optimal-row-height="false"/>
    </style:style>
    <style:style style:name="ID0EACHK" style:family="table-row">
      <style:table-row-properties fo:break-before="auto" style:row-height="0.422cm" style:use-optimal-row-height="false"/>
    </style:style>
    <style:style style:name="ID0EDEHK" style:family="table-row">
      <style:table-row-properties fo:break-before="auto" style:row-height="0.422cm" style:use-optimal-row-height="false"/>
    </style:style>
    <style:style style:name="ID0EGGHK" style:family="table-row">
      <style:table-row-properties fo:break-before="auto" style:row-height="0.422cm" style:use-optimal-row-height="false"/>
    </style:style>
    <style:style style:name="ID0EJIHK" style:family="table-row">
      <style:table-row-properties fo:break-before="auto" style:row-height="0.422cm" style:use-optimal-row-height="false"/>
    </style:style>
    <style:style style:name="ID0EMKHK" style:family="table-row">
      <style:table-row-properties fo:break-before="auto" style:row-height="0.422cm" style:use-optimal-row-height="false"/>
    </style:style>
    <style:style style:name="ID0EPMHK" style:family="table-row">
      <style:table-row-properties fo:break-before="auto" style:row-height="0.422cm" style:use-optimal-row-height="false"/>
    </style:style>
    <style:style style:name="ID0ESOHK" style:family="table-row">
      <style:table-row-properties fo:break-before="auto" style:row-height="0.422cm" style:use-optimal-row-height="false"/>
    </style:style>
    <style:style style:name="ID0EVQHK" style:family="table-row">
      <style:table-row-properties fo:break-before="auto" style:row-height="0.422cm" style:use-optimal-row-height="false"/>
    </style:style>
    <style:style style:name="ID0EYSHK" style:family="table-row">
      <style:table-row-properties fo:break-before="auto" style:row-height="0.422cm" style:use-optimal-row-height="false"/>
    </style:style>
    <style:style style:name="ID0E2UHK" style:family="table-row">
      <style:table-row-properties fo:break-before="auto" style:row-height="0.422cm" style:use-optimal-row-height="false"/>
    </style:style>
    <style:style style:name="ID0E5WHK" style:family="table-row">
      <style:table-row-properties fo:break-before="auto" style:row-height="0.422cm" style:use-optimal-row-height="false"/>
    </style:style>
    <style:style style:name="ID0EBZHK" style:family="table-row">
      <style:table-row-properties fo:break-before="auto" style:row-height="0.422cm" style:use-optimal-row-height="false"/>
    </style:style>
    <style:style style:name="ID0EE2HK" style:family="table-row">
      <style:table-row-properties fo:break-before="auto" style:row-height="0.422cm" style:use-optimal-row-height="false"/>
    </style:style>
    <style:style style:name="ID0EH4HK" style:family="table-row">
      <style:table-row-properties fo:break-before="auto" style:row-height="0.422cm" style:use-optimal-row-height="false"/>
    </style:style>
    <style:style style:name="ID0EK6HK" style:family="table-row">
      <style:table-row-properties fo:break-before="auto" style:row-height="0.422cm" style:use-optimal-row-height="false"/>
    </style:style>
    <style:style style:name="ID0EOBAM" style:family="table-row">
      <style:table-row-properties fo:break-before="auto" style:row-height="0.422cm" style:use-optimal-row-height="false"/>
    </style:style>
    <style:style style:name="ID0ERDAM" style:family="table-row">
      <style:table-row-properties fo:break-before="auto" style:row-height="0.422cm" style:use-optimal-row-height="false"/>
    </style:style>
    <style:style style:name="ID0EUFAM" style:family="table-row">
      <style:table-row-properties fo:break-before="auto" style:row-height="0.422cm" style:use-optimal-row-height="false"/>
    </style:style>
    <style:style style:name="ID0EXHAM" style:family="table-row">
      <style:table-row-properties fo:break-before="auto" style:row-height="0.422cm" style:use-optimal-row-height="false"/>
    </style:style>
    <style:style style:name="ID0E1JAM" style:family="table-row">
      <style:table-row-properties fo:break-before="auto" style:row-height="0.422cm" style:use-optimal-row-height="false"/>
    </style:style>
    <style:style style:name="ID0E4LAM" style:family="table-row">
      <style:table-row-properties fo:break-before="auto" style:row-height="0.422cm" style:use-optimal-row-height="false"/>
    </style:style>
    <style:style style:name="ID0EAOAM" style:family="table-row">
      <style:table-row-properties fo:break-before="auto" style:row-height="0.422cm" style:use-optimal-row-height="false"/>
    </style:style>
    <style:style style:name="ID0EYPAM" style:family="table-row">
      <style:table-row-properties fo:break-before="auto" style:row-height="0.422cm" style:use-optimal-row-height="false"/>
    </style:style>
    <style:style style:name="ID0EQRAM" style:family="table-row">
      <style:table-row-properties fo:break-before="auto" style:row-height="0.422cm" style:use-optimal-row-height="false"/>
    </style:style>
    <style:style style:name="ID0EITAM" style:family="table-row">
      <style:table-row-properties fo:break-before="auto" style:row-height="0.422cm" style:use-optimal-row-height="false"/>
    </style:style>
    <style:style style:name="ID0EAVAM" style:family="table-row">
      <style:table-row-properties fo:break-before="auto" style:row-height="0.422cm" style:use-optimal-row-height="false"/>
    </style:style>
    <style:style style:name="ID0EYWAM" style:family="table-row">
      <style:table-row-properties fo:break-before="auto" style:row-height="0.422cm" style:use-optimal-row-height="false"/>
    </style:style>
    <style:style style:name="ID0EQYAM" style:family="table-row">
      <style:table-row-properties fo:break-before="auto" style:row-height="0.422cm" style:use-optimal-row-height="false"/>
    </style:style>
    <style:style style:name="ID0EI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A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E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RB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4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1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1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2AE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Q2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2AM" style:family="table" style:master-page-name="Default">
      <style:table-properties/>
    </style:style>
    <style:style style:name="ID0ED3AM" style:family="table" style:master-page-name="Default">
      <style:table-properties/>
    </style:style>
    <style:style style:name="ID0EI3AM" style:family="table" style:master-page-name="Default">
      <style:table-properties/>
    </style:style>
    <style:style style:name="ID0EN3AM" style:family="table" style:master-page-name="Default">
      <style:table-properties/>
    </style:style>
    <style:style style:name="ID0ES3AM" style:family="table" style:master-page-name="Default">
      <style:table-properties/>
    </style:style>
    <style:style style:name="ID0EX3AM" style:family="table" style:master-page-name="Default">
      <style:table-properties/>
    </style:style>
    <style:style style:name="ID0EJ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S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E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O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3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U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25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F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Q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1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IC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SC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2C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RF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2F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52AM">
        <table:table-column table:style-name="ID0E6UBG" table:default-cell-style-name="ID0EIPAC"/>
        <table:table-column table:style-name="ID0EFVBG" table:default-cell-style-name="ID0EIPAC"/>
        <table:table-column table:style-name="ID0ELVBG" table:default-cell-style-name="ID0EIPAC"/>
        <table:table-column table:style-name="ID0ERVBG" table:number-columns-repeated="2" table:default-cell-style-name="ID0EIPAC"/>
        <table:table-column table:style-name="ID0EXVBG" table:number-columns-repeated="4" table:default-cell-style-name="ID0EIPAC"/>
        <table:table-column table:style-name="ID0E4VBG" table:number-columns-repeated="247" table:default-cell-style-name="ID0EIPAC"/>
        <table:table-row xmlns:xdr="http://schemas.openxmlformats.org/drawingml/2006/spreadsheetDrawing" table:style-name="ID0EEWBG">
          <table:table-cell table:style-name="ID0ELAAE" office:value-type="string">
            <text:p>class name</text:p>
          </table:table-cell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office:value-type="string">
            <text:p>field definitions</text:p>
          </table:table-cell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3XBG">
          <table:table-cell table:style-name="ID0ELAAE" office:value-type="string">
            <text:p>Account</text:p>
          </table:table-cell>
          <table:table-cell table:style-name="ID0ELAAE"/>
          <table:table-cell table:style-name="ID0ELAAE"/>
          <table:table-cell table:style-name="ID0ELAAE" office:value-type="string">
            <text:p>type</text:p>
          </table:table-cell>
          <table:table-cell table:style-name="ID0ELAAE"/>
          <table:table-cell table:style-name="ID0ELAAE" office:value-type="string">
            <text:p>comment part</text:p>
          </table:table-cell>
          <table:table-cell table:style-name="ID0ELAAE" office:value-type="string">
            <text:p>json annotation</text:p>
          </table:table-cell>
          <table:table-cell table:style-name="ID0ELAAE" office:value-type="string">
            <text:p>variable part</text:p>
          </table:table-cell>
          <table:table-cell table:style-name="ID0ERBAE" office:value-type="string">
            <text:p>COMBINED</text:p>
          </table:table-cell>
          <table:table-cell table:style-name="ID0ELAAE"/>
          <table:table-cell table:style-name="ID0ELAAE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4ZBG">
          <table:table-cell table:style-name="ID0EXAAE" office:value-type="string">
            <text:p>id</text:p>
          </table:table-cell>
          <table:table-cell table:style-name="ID0EXAAE" office:value-type="string">
            <text:p>The ID of the account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LAAE" table:formula="oooc:=IF([.C3]=&quot;no&quot;;&quot;&quot;;&quot;@JsonKey(includeIfNull: false)&quot;)" office:value-type="string">
            <text:p/>
          </table:table-cell>
          <table:table-cell table:style-name="ID0ESP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4BAE" table:formula="oooc:=CONCATENATE([.F3];CHAR(10);IF([.G3]=&quot;&quot;;&quot;&quot;;CONCATENATE([.G3];CHAR(10)));[.H3])" office:value-type="string">
            <text:p>/// (required) The ID of the account
final String id;</text:p>
          </table:table-cell>
          <table:table-cell table:style-name="ID0ELAAE"/>
          <table:table-cell table:style-name="ID0ELAAE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G3BG">
          <table:table-cell table:style-name="ID0EXAAE" office:value-type="string">
            <text:p>username</text:p>
          </table:table-cell>
          <table:table-cell table:style-name="ID0EXAAE" office:value-type="string">
            <text:p>The username of the account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LAAE" table:formula="oooc:=IF([.C4]=&quot;no&quot;;&quot;&quot;;&quot;@JsonKey(includeIfNull: false)&quot;)" office:value-type="string">
            <text:p/>
          </table:table-cell>
          <table:table-cell table:style-name="ID0ESPAC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KCAE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LAAE"/>
          <table:table-cell table:style-name="ID0ELAAE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P5BG">
          <table:table-cell table:style-name="ID0EXAAE" office:value-type="string">
            <text:p>acct</text:p>
          </table:table-cell>
          <table:table-cell table:style-name="ID0EXAAE" office:value-type="string">
            <text:p>Equals username for local users, includes @domain for remote ones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LAAE" table:formula="oooc:=IF([.C5]=&quot;no&quot;;&quot;&quot;;&quot;@JsonKey(includeIfNull: false)&quot;)" office:value-type="string">
            <text:p/>
          </table:table-cell>
          <table:table-cell table:style-name="ID0ESPAC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XCAE" table:formula="oooc:=CONCATENATE([.F5];CHAR(10);IF([.G5]=&quot;&quot;;&quot;&quot;;CONCATENATE([.G5];CHAR(10)));[.H5])" office:value-type="string">
            <text:p>/// (required) Equals username for local users, includes @domain for remote ones
final String acct;</text:p>
          </table:table-cell>
          <table:table-cell table:style-name="ID0ELAAE"/>
          <table:table-cell table:style-name="ID0ELAAE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ZAAI">
          <table:table-cell table:style-name="ID0EXAAE" office:value-type="string">
            <text:p>display_name</text:p>
          </table:table-cell>
          <table:table-cell table:style-name="ID0EXAAE" office:value-type="string">
            <text:p>The account's display name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LAAE" table:formula="oooc:=IF([.C6]=&quot;no&quot;;&quot;&quot;;&quot;@JsonKey(includeIfNull: false)&quot;)" office:value-type="string">
            <text:p/>
          </table:table-cell>
          <table:table-cell table:style-name="ID0ESPAC" table:formula="oooc:=CONCATENATE(IF([.C6]=&quot;no&quot;;&quot;final&quot;;&quot;     &quot;);&quot; &quot;;[.D6];&quot; &quot;;[.A6];&quot;;&quot;)" office:value-type="string">
            <text:p>final String display_name;</text:p>
          </table:table-cell>
          <table:table-cell table:style-name="ID0EEDAE" table:formula="oooc:=CONCATENATE([.F6];CHAR(10);IF([.G6]=&quot;&quot;;&quot;&quot;;CONCATENATE([.G6];CHAR(10)));[.H6])" office:value-type="string">
            <text:p>/// (required) The account's display name
final String display_name;</text:p>
          </table:table-cell>
          <table:table-cell table:style-name="ID0ELAAE"/>
          <table:table-cell table:style-name="ID0ELAAE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CDAI">
          <table:table-cell table:style-name="ID0EXAAE" office:value-type="string">
            <text:p>locked</text:p>
          </table:table-cell>
          <table:table-cell table:style-name="ID0EXAAE" office:value-type="string">
            <text:p>Boolean for when the account cannot be followed without waiting for approval first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bool</text:p>
          </table:table-cell>
          <table:table-cell table:style-name="ID0EEBAE"/>
          <table:table-cell table:style-name="ID0ELAAE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LAAE" table:formula="oooc:=IF([.C7]=&quot;no&quot;;&quot;&quot;;&quot;@JsonKey(includeIfNull: false)&quot;)" office:value-type="string">
            <text:p/>
          </table:table-cell>
          <table:table-cell table:style-name="ID0ESPAC" table:formula="oooc:=CONCATENATE(IF([.C7]=&quot;no&quot;;&quot;final&quot;;&quot;     &quot;);&quot; &quot;;[.D7];&quot; &quot;;[.A7];&quot;;&quot;)" office:value-type="string">
            <text:p>final bool locked;</text:p>
          </table:table-cell>
          <table:table-cell table:style-name="ID0ERDAE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;</text:p>
          </table:table-cell>
          <table:table-cell table:style-name="ID0ELAAE"/>
          <table:table-cell table:style-name="ID0ELAAE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LFAI">
          <table:table-cell table:style-name="ID0EXAAE" office:value-type="string">
            <text:p>created_at</text:p>
          </table:table-cell>
          <table:table-cell table:style-name="ID0EXAAE" office:value-type="string">
            <text:p>The time the account was created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DateTime</text:p>
          </table:table-cell>
          <table:table-cell table:style-name="ID0EEBAE"/>
          <table:table-cell table:style-name="ID0ELAAE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LAAE" table:formula="oooc:=IF([.C8]=&quot;no&quot;;&quot;&quot;;&quot;@JsonKey(includeIfNull: false)&quot;)" office:value-type="string">
            <text:p/>
          </table:table-cell>
          <table:table-cell table:style-name="ID0ESPAC" table:formula="oooc:=CONCATENATE(IF([.C8]=&quot;no&quot;;&quot;final&quot;;&quot;     &quot;);&quot; &quot;;[.D8];&quot; &quot;;[.A8];&quot;;&quot;)" office:value-type="string">
            <text:p>final DateTime created_at;</text:p>
          </table:table-cell>
          <table:table-cell table:style-name="ID0E5DAE" table:formula="oooc:=CONCATENATE([.F8];CHAR(10);IF([.G8]=&quot;&quot;;&quot;&quot;;CONCATENATE([.G8];CHAR(10)));[.H8])" office:value-type="string">
            <text:p>/// (required) The time the account was created
final DateTime created_at;</text:p>
          </table:table-cell>
          <table:table-cell table:style-name="ID0ELAAE"/>
          <table:table-cell table:style-name="ID0ELAAE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UHAI">
          <table:table-cell table:style-name="ID0EXAAE" office:value-type="string">
            <text:p>followers_count</text:p>
          </table:table-cell>
          <table:table-cell table:style-name="ID0EXAAE" office:value-type="string">
            <text:p>The number of followers for the account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int</text:p>
          </table:table-cell>
          <table:table-cell table:style-name="ID0EEBAE"/>
          <table:table-cell table:style-name="ID0ELAAE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LAAE" table:formula="oooc:=IF([.C9]=&quot;no&quot;;&quot;&quot;;&quot;@JsonKey(includeIfNull: false)&quot;)" office:value-type="string">
            <text:p/>
          </table:table-cell>
          <table:table-cell table:style-name="ID0ESPAC" table:formula="oooc:=CONCATENATE(IF([.C9]=&quot;no&quot;;&quot;final&quot;;&quot;     &quot;);&quot; &quot;;[.D9];&quot; &quot;;[.A9];&quot;;&quot;)" office:value-type="string">
            <text:p>final int followers_count;</text:p>
          </table:table-cell>
          <table:table-cell table:style-name="ID0ELEAE" table:formula="oooc:=CONCATENATE([.F9];CHAR(10);IF([.G9]=&quot;&quot;;&quot;&quot;;CONCATENATE([.G9];CHAR(10)));[.H9])" office:value-type="string">
            <text:p>/// (required) The number of followers for the account
final int followers_count;</text:p>
          </table:table-cell>
          <table:table-cell table:style-name="ID0ELAAE"/>
          <table:table-cell table:style-name="ID0ELAAE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4JAI">
          <table:table-cell table:style-name="ID0EXAAE" office:value-type="string">
            <text:p>following_count</text:p>
          </table:table-cell>
          <table:table-cell table:style-name="ID0EXAAE" office:value-type="string">
            <text:p>The number of accounts the given account is following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int</text:p>
          </table:table-cell>
          <table:table-cell table:style-name="ID0EEBAE"/>
          <table:table-cell table:style-name="ID0ELAAE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LAAE" table:formula="oooc:=IF([.C10]=&quot;no&quot;;&quot;&quot;;&quot;@JsonKey(includeIfNull: false)&quot;)" office:value-type="string">
            <text:p/>
          </table:table-cell>
          <table:table-cell table:style-name="ID0ESPAC" table:formula="oooc:=CONCATENATE(IF([.C10]=&quot;no&quot;;&quot;final&quot;;&quot;     &quot;);&quot; &quot;;[.D10];&quot; &quot;;[.A10];&quot;;&quot;)" office:value-type="string">
            <text:p>final int following_count;</text:p>
          </table:table-cell>
          <table:table-cell table:style-name="ID0EYEAE" table:formula="oooc:=CONCATENATE([.F10];CHAR(10);IF([.G10]=&quot;&quot;;&quot;&quot;;CONCATENATE([.G10];CHAR(10)));[.H10])" office:value-type="string">
            <text:p>/// (required) The number of accounts the given account is following
final int following_count;</text:p>
          </table:table-cell>
          <table:table-cell table:style-name="ID0ELAAE"/>
          <table:table-cell table:style-name="ID0ELAAE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GMAI">
          <table:table-cell table:style-name="ID0EXAAE" office:value-type="string">
            <text:p>statuses_count</text:p>
          </table:table-cell>
          <table:table-cell table:style-name="ID0EXAAE" office:value-type="string">
            <text:p>The number of statuses the account has made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int</text:p>
          </table:table-cell>
          <table:table-cell table:style-name="ID0EEBAE"/>
          <table:table-cell table:style-name="ID0ELAAE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LAAE" table:formula="oooc:=IF([.C11]=&quot;no&quot;;&quot;&quot;;&quot;@JsonKey(includeIfNull: false)&quot;)" office:value-type="string">
            <text:p/>
          </table:table-cell>
          <table:table-cell table:style-name="ID0ESPAC" table:formula="oooc:=CONCATENATE(IF([.C11]=&quot;no&quot;;&quot;final&quot;;&quot;     &quot;);&quot; &quot;;[.D11];&quot; &quot;;[.A11];&quot;;&quot;)" office:value-type="string">
            <text:p>final int statuses_count;</text:p>
          </table:table-cell>
          <table:table-cell table:style-name="ID0EFFAE" table:formula="oooc:=CONCATENATE([.F11];CHAR(10);IF([.G11]=&quot;&quot;;&quot;&quot;;CONCATENATE([.G11];CHAR(10)));[.H11])" office:value-type="string">
            <text:p>/// (required) The number of statuses the account has made
final int statuses_count;</text:p>
          </table:table-cell>
          <table:table-cell table:style-name="ID0ELAAE"/>
          <table:table-cell table:style-name="ID0ELAAE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POAI">
          <table:table-cell table:style-name="ID0EXAAE" office:value-type="string">
            <text:p>note</text:p>
          </table:table-cell>
          <table:table-cell table:style-name="ID0EXAAE" office:value-type="string">
            <text:p>Biography of user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Document</text:p>
          </table:table-cell>
          <table:table-cell table:style-name="ID0EEBAE"/>
          <table:table-cell table:style-name="ID0ELAAE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LAAE" table:formula="oooc:=IF([.C12]=&quot;no&quot;;&quot;&quot;;&quot;@JsonKey(includeIfNull: false)&quot;)" office:value-type="string">
            <text:p/>
          </table:table-cell>
          <table:table-cell table:style-name="ID0ESPAC" table:formula="oooc:=CONCATENATE(IF([.C12]=&quot;no&quot;;&quot;final&quot;;&quot;     &quot;);&quot; &quot;;[.D12];&quot; &quot;;[.A12];&quot;;&quot;)" office:value-type="string">
            <text:p>final Document note;</text:p>
          </table:table-cell>
          <table:table-cell table:style-name="ID0ESFAE" table:formula="oooc:=CONCATENATE([.F12];CHAR(10);IF([.G12]=&quot;&quot;;&quot;&quot;;CONCATENATE([.G12];CHAR(10)));[.H12])" office:value-type="string">
            <text:p>/// (required) Biography of user
final Document note;</text:p>
          </table:table-cell>
          <table:table-cell table:style-name="ID0ELAAE"/>
          <table:table-cell table:style-name="ID0ELAAE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YQAI">
          <table:table-cell table:style-name="ID0EXAAE" office:value-type="string">
            <text:p>url</text:p>
          </table:table-cell>
          <table:table-cell table:style-name="ID0EXAAE" office:value-type="string">
            <text:p>URL of the user's profile page (can be remote)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LAAE" table:formula="oooc:=IF([.C13]=&quot;no&quot;;&quot;&quot;;&quot;@JsonKey(includeIfNull: false)&quot;)" office:value-type="string">
            <text:p/>
          </table:table-cell>
          <table:table-cell table:style-name="ID0ESPAC" table:formula="oooc:=CONCATENATE(IF([.C13]=&quot;no&quot;;&quot;final&quot;;&quot;     &quot;);&quot; &quot;;[.D13];&quot; &quot;;[.A13];&quot;;&quot;)" office:value-type="string">
            <text:p>final String url;</text:p>
          </table:table-cell>
          <table:table-cell table:style-name="ID0E6FAE" table:formula="oooc:=CONCATENATE([.F13];CHAR(10);IF([.G13]=&quot;&quot;;&quot;&quot;;CONCATENATE([.G13];CHAR(10)));[.H13])" office:value-type="string">
            <text:p>/// (required) URL of the user's profile page (can be remote)
final String url;</text:p>
          </table:table-cell>
          <table:table-cell table:style-name="ID0ELAAE"/>
          <table:table-cell table:style-name="ID0ELAAE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BTAI">
          <table:table-cell table:style-name="ID0EXAAE" office:value-type="string">
            <text:p>avatar</text:p>
          </table:table-cell>
          <table:table-cell table:style-name="ID0EXAAE" office:value-type="string">
            <text:p>URL to the avatar image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LAAE" table:formula="oooc:=IF([.C14]=&quot;no&quot;;&quot;&quot;;&quot;@JsonKey(includeIfNull: false)&quot;)" office:value-type="string">
            <text:p/>
          </table:table-cell>
          <table:table-cell table:style-name="ID0ESPAC" table:formula="oooc:=CONCATENATE(IF([.C14]=&quot;no&quot;;&quot;final&quot;;&quot;     &quot;);&quot; &quot;;[.D14];&quot; &quot;;[.A14];&quot;;&quot;)" office:value-type="string">
            <text:p>final Uri avatar;</text:p>
          </table:table-cell>
          <table:table-cell table:style-name="ID0EMGAE" table:formula="oooc:=CONCATENATE([.F14];CHAR(10);IF([.G14]=&quot;&quot;;&quot;&quot;;CONCATENATE([.G14];CHAR(10)));[.H14])" office:value-type="string">
            <text:p>/// (required) URL to the avatar image
final Uri avatar;</text:p>
          </table:table-cell>
          <table:table-cell table:style-name="ID0ELAAE"/>
          <table:table-cell table:style-name="ID0ELAAE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KVAI">
          <table:table-cell table:style-name="ID0EXAAE" office:value-type="string">
            <text:p>avatar_static</text:p>
          </table:table-cell>
          <table:table-cell table:style-name="ID0EXAAE" office:value-type="string">
            <text:p>URL to the avatar static image (gif)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LAAE" table:formula="oooc:=IF([.C15]=&quot;no&quot;;&quot;&quot;;&quot;@JsonKey(includeIfNull: false)&quot;)" office:value-type="string">
            <text:p/>
          </table:table-cell>
          <table:table-cell table:style-name="ID0ESPAC" table:formula="oooc:=CONCATENATE(IF([.C15]=&quot;no&quot;;&quot;final&quot;;&quot;     &quot;);&quot; &quot;;[.D15];&quot; &quot;;[.A15];&quot;;&quot;)" office:value-type="string">
            <text:p>final Uri avatar_static;</text:p>
          </table:table-cell>
          <table:table-cell table:style-name="ID0EZGAE" table:formula="oooc:=CONCATENATE([.F15];CHAR(10);IF([.G15]=&quot;&quot;;&quot;&quot;;CONCATENATE([.G15];CHAR(10)));[.H15])" office:value-type="string">
            <text:p>/// (required) URL to the avatar static image (gif)
final Uri avatar_static;</text:p>
          </table:table-cell>
          <table:table-cell table:style-name="ID0ELAAE"/>
          <table:table-cell table:style-name="ID0ELAAE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TXAI">
          <table:table-cell table:style-name="ID0EXAAE" office:value-type="string">
            <text:p>header</text:p>
          </table:table-cell>
          <table:table-cell table:style-name="ID0EXAAE" office:value-type="string">
            <text:p>URL to the header image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LAAE" table:formula="oooc:=IF([.C16]=&quot;no&quot;;&quot;&quot;;&quot;@JsonKey(includeIfNull: false)&quot;)" office:value-type="string">
            <text:p/>
          </table:table-cell>
          <table:table-cell table:style-name="ID0ESPAC" table:formula="oooc:=CONCATENATE(IF([.C16]=&quot;no&quot;;&quot;final&quot;;&quot;     &quot;);&quot; &quot;;[.D16];&quot; &quot;;[.A16];&quot;;&quot;)" office:value-type="string">
            <text:p>final Uri header;</text:p>
          </table:table-cell>
          <table:table-cell table:style-name="ID0EGHAE" table:formula="oooc:=CONCATENATE([.F16];CHAR(10);IF([.G16]=&quot;&quot;;&quot;&quot;;CONCATENATE([.G16];CHAR(10)));[.H16])" office:value-type="string">
            <text:p>/// (required) URL to the header image
final Uri header;</text:p>
          </table:table-cell>
          <table:table-cell table:style-name="ID0ELAAE"/>
          <table:table-cell table:style-name="ID0ELAAE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3ZAI">
          <table:table-cell table:style-name="ID0EXAAE" office:value-type="string">
            <text:p>header_static</text:p>
          </table:table-cell>
          <table:table-cell table:style-name="ID0EXAAE" office:value-type="string">
            <text:p>URL to the header static image (gif)</text:p>
          </table:table-cell>
          <table:table-cell table:style-name="ID0EXA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LAAE" table:formula="oooc:=IF([.C17]=&quot;no&quot;;&quot;&quot;;&quot;@JsonKey(includeIfNull: false)&quot;)" office:value-type="string">
            <text:p/>
          </table:table-cell>
          <table:table-cell table:style-name="ID0ESPAC" table:formula="oooc:=CONCATENATE(IF([.C17]=&quot;no&quot;;&quot;final&quot;;&quot;     &quot;);&quot; &quot;;[.D17];&quot; &quot;;[.A17];&quot;;&quot;)" office:value-type="string">
            <text:p>final Uri header_static;</text:p>
          </table:table-cell>
          <table:table-cell table:style-name="ID0ETHAE" table:formula="oooc:=CONCATENATE([.F17];CHAR(10);IF([.G17]=&quot;&quot;;&quot;&quot;;CONCATENATE([.G17];CHAR(10)));[.H17])" office:value-type="string">
            <text:p>/// (required) URL to the header static image (gif)
final Uri header_static;</text:p>
          </table:table-cell>
          <table:table-cell table:style-name="ID0ELAAE"/>
          <table:table-cell table:style-name="ID0ELAAE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F3AI">
          <table:table-cell table:style-name="ID0EXAAE" office:value-type="string">
            <text:p>moved</text:p>
          </table:table-cell>
          <table:table-cell table:style-name="ID0EXAAE" office:value-type="string">
            <text:p>If the owner decided to switch accounts, new account is in this attribute</text:p>
          </table:table-cell>
          <table:table-cell table:style-name="ID0EXAAE" office:value-type="string">
            <text:p>yes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LAAE" table:formula="oooc:=IF([.C1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8]=&quot;no&quot;;&quot;final&quot;;&quot;     &quot;);&quot; &quot;;[.D18];&quot; &quot;;[.A18];&quot;;&quot;)" office:value-type="string">
            <text:p>      String moved;</text:p>
          </table:table-cell>
          <table:table-cell table:style-name="ID0EAIAE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;</text:p>
          </table:table-cell>
          <table:table-cell table:style-name="ID0ELAAE"/>
          <table:table-cell table:style-name="ID0ELAAE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P5A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LAAE" table:formula="oooc:=IF([.C1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NI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A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LAAE" table:formula="oooc:=IF([.C2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1I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C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LAAE" table:formula="oooc:=IF([.C2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HJ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E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LAAE" table:formula="oooc:=IF([.C2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UJ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G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LAAE" table:formula="oooc:=IF([.C2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BK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I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LAAE" table:formula="oooc:=IF([.C2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OK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L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LAAE" table:formula="oooc:=IF([.C2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2K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NBI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LAAE" table:formula="oooc:=IF([.C2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IL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P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AAE" table:formula="oooc:=IF([.C2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VL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Q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AAE" table:formula="oooc:=IF([.C2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CM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S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AAE" table:formula="oooc:=IF([.C2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PM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U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AAE" table:formula="oooc:=IF([.C3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3M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W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AAE" table:formula="oooc:=IF([.C3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JN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X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AAE" table:formula="oooc:=IF([.C3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WN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ZB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AAE" table:formula="oooc:=IF([.C3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DO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Status" table:style-name="ID0ED3AM">
        <table:table-column table:style-name="ID0E53BI" table:default-cell-style-name="ID0EIPAC"/>
        <table:table-column table:style-name="ID0EE4BI" table:default-cell-style-name="ID0EIPAC"/>
        <table:table-column table:style-name="ID0EK4BI" table:default-cell-style-name="ID0EIPAC"/>
        <table:table-column table:style-name="ID0EQ4BI" table:number-columns-repeated="2" table:default-cell-style-name="ID0EIPAC"/>
        <table:table-column table:style-name="ID0EW4BI" table:number-columns-repeated="4" table:default-cell-style-name="ID0EIPAC"/>
        <table:table-column table:style-name="ID0E34BI" table:number-columns-repeated="247" table:default-cell-style-name="ID0EIPAC"/>
        <table:table-row xmlns:xdr="http://schemas.openxmlformats.org/drawingml/2006/spreadsheetDrawing" table:style-name="ID0ED5BI">
          <table:table-cell table:style-name="ID0ELAAE" office:value-type="string">
            <text:p>class name</text:p>
          </table:table-cell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office:value-type="string">
            <text:p>field definitions</text:p>
          </table:table-cell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26BI">
          <table:table-cell table:style-name="ID0ELAAE" office:value-type="string">
            <text:p>Status</text:p>
          </table:table-cell>
          <table:table-cell table:style-name="ID0ELAAE"/>
          <table:table-cell table:style-name="ID0ELAAE"/>
          <table:table-cell table:style-name="ID0ELAAE" office:value-type="string">
            <text:p>type</text:p>
          </table:table-cell>
          <table:table-cell table:style-name="ID0ELAAE"/>
          <table:table-cell table:style-name="ID0ELAAE" office:value-type="string">
            <text:p>comment part</text:p>
          </table:table-cell>
          <table:table-cell table:style-name="ID0ELAAE" office:value-type="string">
            <text:p>json annotation</text:p>
          </table:table-cell>
          <table:table-cell table:style-name="ID0ELAAE" office:value-type="string">
            <text:p>variable part</text:p>
          </table:table-cell>
          <table:table-cell table:style-name="ID0ERBAE" office:value-type="string">
            <text:p>COMBINED</text:p>
          </table:table-cell>
          <table:table-cell table:style-name="ID0ELAAE"/>
          <table:table-cell table:style-name="ID0ELAAE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3BCI">
          <table:table-cell table:style-name="ID0EEBAE" office:value-type="string">
            <text:p>id</text:p>
          </table:table-cell>
          <table:table-cell table:style-name="ID0EEBAE" office:value-type="string">
            <text:p>The ID of the status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LAAE" table:formula="oooc:=IF([.C3]=&quot;no&quot;;&quot;&quot;;&quot;@JsonKey(includeIfNull: false)&quot;)" office:value-type="string">
            <text:p/>
          </table:table-cell>
          <table:table-cell table:style-name="ID0ESP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QOAE" table:formula="oooc:=CONCATENATE([.F3];CHAR(10);IF([.G3]=&quot;&quot;;&quot;&quot;;CONCATENATE([.G3];CHAR(10)));[.H3])" office:value-type="string">
            <text:p>/// (required) The ID of the status
final String id;</text:p>
          </table:table-cell>
          <table:table-cell table:style-name="ID0ELAAE"/>
          <table:table-cell table:style-name="ID0ELAAE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FECI">
          <table:table-cell table:style-name="ID0EEBAE" office:value-type="string">
            <text:p>uri</text:p>
          </table:table-cell>
          <table:table-cell table:style-name="ID0EEBAE" office:value-type="string">
            <text:p>A Fediverse-unique resource ID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LAAE" table:formula="oooc:=IF([.C4]=&quot;no&quot;;&quot;&quot;;&quot;@JsonKey(includeIfNull: false)&quot;)" office:value-type="string">
            <text:p/>
          </table:table-cell>
          <table:table-cell table:style-name="ID0ESPAC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4OAE" table:formula="oooc:=CONCATENATE([.F4];CHAR(10);IF([.G4]=&quot;&quot;;&quot;&quot;;CONCATENATE([.G4];CHAR(10)));[.H4])" office:value-type="string">
            <text:p>/// (required) A Fediverse-unique resource ID
final Uri uri;</text:p>
          </table:table-cell>
          <table:table-cell table:style-name="ID0ELAAE"/>
          <table:table-cell table:style-name="ID0ELAAE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OGCI">
          <table:table-cell table:style-name="ID0EEBAE" office:value-type="string">
            <text:p>url</text:p>
          </table:table-cell>
          <table:table-cell table:style-name="ID0EEBAE" office:value-type="string">
            <text:p>URL to the status page (can be remote)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LAAE" table:formula="oooc:=IF([.C5]=&quot;no&quot;;&quot;&quot;;&quot;@JsonKey(includeIfNull: false)&quot;)" office:value-type="string">
            <text:p/>
          </table:table-cell>
          <table:table-cell table:style-name="ID0ESP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KPAE" table:formula="oooc:=CONCATENATE([.F5];CHAR(10);IF([.G5]=&quot;&quot;;&quot;&quot;;CONCATENATE([.G5];CHAR(10)));[.H5])" office:value-type="string">
            <text:p>/// (required) URL to the status page (can be remote)
final Uri url;</text:p>
          </table:table-cell>
          <table:table-cell table:style-name="ID0ELAAE"/>
          <table:table-cell table:style-name="ID0ELAAE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XICI">
          <table:table-cell table:style-name="ID0EEBAE" office:value-type="string">
            <text:p>account</text:p>
          </table:table-cell>
          <table:table-cell table:style-name="ID0EEBAE" office:value-type="string">
            <text:p><text:span text:style-name="ID0EICBG">The </text:span><text:span text:style-name="ID0ESCBG">Account</text:span><text:span text:style-name="ID0E2CBG"> which posted the status</text:span>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Account</text:p>
          </table:table-cell>
          <table:table-cell table:style-name="ID0EEBAE"/>
          <table:table-cell table:style-name="ID0ELAAE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LAAE" table:formula="oooc:=IF([.C6]=&quot;no&quot;;&quot;&quot;;&quot;@JsonKey(includeIfNull: false)&quot;)" office:value-type="string">
            <text:p/>
          </table:table-cell>
          <table:table-cell table:style-name="ID0ESPAC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XPAE" table:formula="oooc:=CONCATENATE([.F6];CHAR(10);IF([.G6]=&quot;&quot;;&quot;&quot;;CONCATENATE([.G6];CHAR(10)));[.H6])" office:value-type="string">
            <text:p>/// (required) The Account which posted the status
final Account account;</text:p>
          </table:table-cell>
          <table:table-cell table:style-name="ID0ELAAE"/>
          <table:table-cell table:style-name="ID0ELAAE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ALCI">
          <table:table-cell table:style-name="ID0EEBAE" office:value-type="string">
            <text:p>in_reply_to_id</text:p>
          </table:table-cell>
          <table:table-cell table:style-name="ID0EEBAE" office:value-type="string">
            <text:p>null or the ID of the status it replies to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LAAE" table:formula="oooc:=IF([.C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EQAE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;</text:p>
          </table:table-cell>
          <table:table-cell table:style-name="ID0ELAAE"/>
          <table:table-cell table:style-name="ID0ELAAE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KNCI">
          <table:table-cell table:style-name="ID0EEBAE" office:value-type="string">
            <text:p>in_reply_to_account_id</text:p>
          </table:table-cell>
          <table:table-cell table:style-name="ID0EEBAE" office:value-type="string">
            <text:p>null or the ID of the account it replies to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LAAE" table:formula="oooc:=IF([.C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RQAE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;</text:p>
          </table:table-cell>
          <table:table-cell table:style-name="ID0ELAAE"/>
          <table:table-cell table:style-name="ID0ELAAE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UPCI">
          <table:table-cell table:style-name="ID0EEBAE" office:value-type="string">
            <text:p>reblog</text:p>
          </table:table-cell>
          <table:table-cell table:style-name="ID0EEBAE" office:value-type="string">
            <text:p><text:span text:style-name="ID0ERFBG">null or the reblogged </text:span><text:span text:style-name="ID0E2FBG">Status</text:span>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Status</text:p>
          </table:table-cell>
          <table:table-cell table:style-name="ID0EEBAE"/>
          <table:table-cell table:style-name="ID0ELAAE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LAAE" table:formula="oooc:=IF([.C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5QAE" table:formula="oooc:=CONCATENATE([.F9];CHAR(10);IF([.G9]=&quot;&quot;;&quot;&quot;;CONCATENATE([.G9];CHAR(10)));[.H9])" office:value-type="string">
            <text:p>/// (optional) null or the reblogged Status
@JsonKey(includeIfNull: false)
      Status reblog;</text:p>
          </table:table-cell>
          <table:table-cell table:style-name="ID0ELAAE"/>
          <table:table-cell table:style-name="ID0ELAAE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5RCI">
          <table:table-cell table:style-name="ID0EEBAE" office:value-type="string">
            <text:p>content</text:p>
          </table:table-cell>
          <table:table-cell table:style-name="ID0EEBAE" office:value-type="string">
            <text:p>Body of the status; this will contain HTML (remote HTML already sanitized)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Document</text:p>
          </table:table-cell>
          <table:table-cell table:style-name="ID0EEBAE" office:value-type="string">
            <text:p>* external lib</text:p>
          </table:table-cell>
          <table:table-cell table:style-name="ID0ELAAE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LAAE" table:formula="oooc:=IF([.C10]=&quot;no&quot;;&quot;&quot;;&quot;@JsonKey(includeIfNull: false)&quot;)" office:value-type="string">
            <text:p/>
          </table:table-cell>
          <table:table-cell table:style-name="ID0ESPAC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LRAE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;</text:p>
          </table:table-cell>
          <table:table-cell table:style-name="ID0ELAAE"/>
          <table:table-cell table:style-name="ID0ELAAE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JUCI">
          <table:table-cell table:style-name="ID0EEBAE" office:value-type="string">
            <text:p>created_at</text:p>
          </table:table-cell>
          <table:table-cell table:style-name="ID0EEBAE" office:value-type="string">
            <text:p>The time the status was created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DateTime</text:p>
          </table:table-cell>
          <table:table-cell table:style-name="ID0EEBAE"/>
          <table:table-cell table:style-name="ID0ELAAE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LAAE" table:formula="oooc:=IF([.C11]=&quot;no&quot;;&quot;&quot;;&quot;@JsonKey(includeIfNull: false)&quot;)" office:value-type="string">
            <text:p/>
          </table:table-cell>
          <table:table-cell table:style-name="ID0ESPAC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YRAE" table:formula="oooc:=CONCATENATE([.F11];CHAR(10);IF([.G11]=&quot;&quot;;&quot;&quot;;CONCATENATE([.G11];CHAR(10)));[.H11])" office:value-type="string">
            <text:p>/// (required) The time the status was created
final DateTime created_at;</text:p>
          </table:table-cell>
          <table:table-cell table:style-name="ID0ELAAE"/>
          <table:table-cell table:style-name="ID0ELAAE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SWCI">
          <table:table-cell table:style-name="ID0EEBAE" office:value-type="string">
            <text:p>emojis</text:p>
          </table:table-cell>
          <table:table-cell table:style-name="ID0EEBAE" office:value-type="string">
            <text:p><text:span text:style-name="ID0EETAG">An array of </text:span><text:span text:style-name="ID0EOTAG">Emoji</text:span>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Emoji</text:p>
          </table:table-cell>
          <table:table-cell table:style-name="ID0EEBAE"/>
          <table:table-cell table:style-name="ID0ELAAE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LAAE" table:formula="oooc:=IF([.C12]=&quot;no&quot;;&quot;&quot;;&quot;@JsonKey(includeIfNull: false)&quot;)" office:value-type="string">
            <text:p/>
          </table:table-cell>
          <table:table-cell table:style-name="ID0ESPAC" table:formula="oooc:=CONCATENATE(IF([.C12]=&quot;no&quot;;&quot;final&quot;;&quot;     &quot;);&quot; &quot;;[.D12];&quot; &quot;;[.A12];&quot;;&quot;)" office:value-type="string">
            <text:p>final Emoji emojis;</text:p>
          </table:table-cell>
          <table:table-cell table:style-name="ID0EFSAE" table:formula="oooc:=CONCATENATE([.F12];CHAR(10);IF([.G12]=&quot;&quot;;&quot;&quot;;CONCATENATE([.G12];CHAR(10)));[.H12])" office:value-type="string">
            <text:p>/// (required) An array of Emoji
final Emoji emojis;</text:p>
          </table:table-cell>
          <table:table-cell table:style-name="ID0ELAAE"/>
          <table:table-cell table:style-name="ID0ELAAE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2YCI">
          <table:table-cell table:style-name="ID0EEBAE" office:value-type="string">
            <text:p>reblogs_count</text:p>
          </table:table-cell>
          <table:table-cell table:style-name="ID0EEBAE" office:value-type="string">
            <text:p>The number of reblogs for the status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int</text:p>
          </table:table-cell>
          <table:table-cell table:style-name="ID0EEBAE"/>
          <table:table-cell table:style-name="ID0ELAAE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LAAE" table:formula="oooc:=IF([.C13]=&quot;no&quot;;&quot;&quot;;&quot;@JsonKey(includeIfNull: false)&quot;)" office:value-type="string">
            <text:p/>
          </table:table-cell>
          <table:table-cell table:style-name="ID0ESPAC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SSAE" table:formula="oooc:=CONCATENATE([.F13];CHAR(10);IF([.G13]=&quot;&quot;;&quot;&quot;;CONCATENATE([.G13];CHAR(10)));[.H13])" office:value-type="string">
            <text:p>/// (required) The number of reblogs for the status
final int reblogs_count;</text:p>
          </table:table-cell>
          <table:table-cell table:style-name="ID0ELAAE"/>
          <table:table-cell table:style-name="ID0ELAAE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E2CI">
          <table:table-cell table:style-name="ID0EEBAE" office:value-type="string">
            <text:p>favourites_count</text:p>
          </table:table-cell>
          <table:table-cell table:style-name="ID0EEBAE" office:value-type="string">
            <text:p>The number of favourites for the status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int</text:p>
          </table:table-cell>
          <table:table-cell table:style-name="ID0EEBAE"/>
          <table:table-cell table:style-name="ID0ELAAE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LAAE" table:formula="oooc:=IF([.C14]=&quot;no&quot;;&quot;&quot;;&quot;@JsonKey(includeIfNull: false)&quot;)" office:value-type="string">
            <text:p/>
          </table:table-cell>
          <table:table-cell table:style-name="ID0ESPAC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6SAE" table:formula="oooc:=CONCATENATE([.F14];CHAR(10);IF([.G14]=&quot;&quot;;&quot;&quot;;CONCATENATE([.G14];CHAR(10)));[.H14])" office:value-type="string">
            <text:p>/// (required) The number of favourites for the status
final int favourites_count;</text:p>
          </table:table-cell>
          <table:table-cell table:style-name="ID0ELAAE"/>
          <table:table-cell table:style-name="ID0ELAAE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N4CI">
          <table:table-cell table:style-name="ID0EEBAE" office:value-type="string">
            <text:p>reblogged</text:p>
          </table:table-cell>
          <table:table-cell table:style-name="ID0EEBAE" office:value-type="string">
            <text:p>Whether the authenticated user has reblogged the status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bool</text:p>
          </table:table-cell>
          <table:table-cell table:style-name="ID0EEBAE"/>
          <table:table-cell table:style-name="ID0ELAAE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LAAE" table:formula="oooc:=IF([.C1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MTAE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;</text:p>
          </table:table-cell>
          <table:table-cell table:style-name="ID0ELAAE"/>
          <table:table-cell table:style-name="ID0ELAAE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X6CI">
          <table:table-cell table:style-name="ID0EEBAE" office:value-type="string">
            <text:p>favourited</text:p>
          </table:table-cell>
          <table:table-cell table:style-name="ID0EEBAE" office:value-type="string">
            <text:p>Whether the authenticated user has favourited the status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bool</text:p>
          </table:table-cell>
          <table:table-cell table:style-name="ID0EEBAE"/>
          <table:table-cell table:style-name="ID0ELAAE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LAAE" table:formula="oooc:=IF([.C1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ZTAE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;</text:p>
          </table:table-cell>
          <table:table-cell table:style-name="ID0ELAAE"/>
          <table:table-cell table:style-name="ID0ELAAE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BCDI">
          <table:table-cell table:style-name="ID0EEBAE" office:value-type="string">
            <text:p>muted</text:p>
          </table:table-cell>
          <table:table-cell table:style-name="ID0EEBAE" office:value-type="string">
            <text:p>Whether the authenticated user has muted the conversation this status from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bool</text:p>
          </table:table-cell>
          <table:table-cell table:style-name="ID0EEBAE"/>
          <table:table-cell table:style-name="ID0ELAAE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LAAE" table:formula="oooc:=IF([.C1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GUAE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;</text:p>
          </table:table-cell>
          <table:table-cell table:style-name="ID0ELAAE"/>
          <table:table-cell table:style-name="ID0ELAAE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LEDI">
          <table:table-cell table:style-name="ID0EEBAE" office:value-type="string">
            <text:p>sensitive</text:p>
          </table:table-cell>
          <table:table-cell table:style-name="ID0EEBAE" office:value-type="string">
            <text:p>Whether media attachments should be hidden by default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bool</text:p>
          </table:table-cell>
          <table:table-cell table:style-name="ID0EEBAE"/>
          <table:table-cell table:style-name="ID0ELAAE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LAAE" table:formula="oooc:=IF([.C18]=&quot;no&quot;;&quot;&quot;;&quot;@JsonKey(includeIfNull: false)&quot;)" office:value-type="string">
            <text:p/>
          </table:table-cell>
          <table:table-cell table:style-name="ID0ESPAC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TUAE" table:formula="oooc:=CONCATENATE([.F18];CHAR(10);IF([.G18]=&quot;&quot;;&quot;&quot;;CONCATENATE([.G18];CHAR(10)));[.H18])" office:value-type="string">
            <text:p>/// (required) Whether media attachments should be hidden by default
final bool sensitive;</text:p>
          </table:table-cell>
          <table:table-cell table:style-name="ID0ELAAE"/>
          <table:table-cell table:style-name="ID0ELAAE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UGDI">
          <table:table-cell table:style-name="ID0EEBAE" office:value-type="string">
            <text:p>spoiler_text</text:p>
          </table:table-cell>
          <table:table-cell table:style-name="ID0EEBAE" office:value-type="string">
            <text:p>If not empty, warning text that should be displayed before the actual content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LAAE" table:formula="oooc:=IF([.C19]=&quot;no&quot;;&quot;&quot;;&quot;@JsonKey(includeIfNull: false)&quot;)" office:value-type="string">
            <text:p/>
          </table:table-cell>
          <table:table-cell table:style-name="ID0ESPAC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AVAE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;</text:p>
          </table:table-cell>
          <table:table-cell table:style-name="ID0ELAAE"/>
          <table:table-cell table:style-name="ID0ELAAE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4IDI">
          <table:table-cell table:style-name="ID0EEBAE" office:value-type="string">
            <text:p>visibility</text:p>
          </table:table-cell>
          <table:table-cell table:style-name="ID0EEBAE" office:value-type="string">
            <text:p>One of: public, unlisted, private, direct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LAAE" table:formula="oooc:=IF([.C20]=&quot;no&quot;;&quot;&quot;;&quot;@JsonKey(includeIfNull: false)&quot;)" office:value-type="string">
            <text:p/>
          </table:table-cell>
          <table:table-cell table:style-name="ID0ESPAC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NVAE" table:formula="oooc:=CONCATENATE([.F20];CHAR(10);IF([.G20]=&quot;&quot;;&quot;&quot;;CONCATENATE([.G20];CHAR(10)));[.H20])" office:value-type="string">
            <text:p>/// (required) One of: public, unlisted, private, direct
final String visibility;</text:p>
          </table:table-cell>
          <table:table-cell table:style-name="ID0ELAAE"/>
          <table:table-cell table:style-name="ID0ELAAE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GLDI">
          <table:table-cell table:style-name="ID0EEBAE" office:value-type="string">
            <text:p>media_attachments</text:p>
          </table:table-cell>
          <table:table-cell table:style-name="ID0EEBAE" office:value-type="string">
            <text:p><text:span text:style-name="ID0EQ6AG">An array of </text:span><text:span text:style-name="ID0E16AG">Attachments</text:span>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Attachment</text:p>
          </table:table-cell>
          <table:table-cell table:style-name="ID0EEBAE"/>
          <table:table-cell table:style-name="ID0ELAAE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LAAE" table:formula="oooc:=IF([.C21]=&quot;no&quot;;&quot;&quot;;&quot;@JsonKey(includeIfNull: false)&quot;)" office:value-type="string">
            <text:p/>
          </table:table-cell>
          <table:table-cell table:style-name="ID0ESPAC" table:formula="oooc:=CONCATENATE(IF([.C21]=&quot;no&quot;;&quot;final&quot;;&quot;     &quot;);&quot; &quot;;[.D21];&quot; &quot;;[.A21];&quot;;&quot;)" office:value-type="string">
            <text:p>final Attachment media_attachments;</text:p>
          </table:table-cell>
          <table:table-cell table:style-name="ID0E1VAE" table:formula="oooc:=CONCATENATE([.F21];CHAR(10);IF([.G21]=&quot;&quot;;&quot;&quot;;CONCATENATE([.G21];CHAR(10)));[.H21])" office:value-type="string">
            <text:p>/// (required) An array of Attachments
final Attachment media_attachments;</text:p>
          </table:table-cell>
          <table:table-cell table:style-name="ID0ELAAE"/>
          <table:table-cell table:style-name="ID0ELAAE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PNDI">
          <table:table-cell table:style-name="ID0EEBAE" office:value-type="string">
            <text:p>mentions</text:p>
          </table:table-cell>
          <table:table-cell table:style-name="ID0EEBAE" office:value-type="string">
            <text:p><text:span text:style-name="ID0E25AG">An array of </text:span><text:span text:style-name="ID0EF6AG">Mentions</text:span>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Mention</text:p>
          </table:table-cell>
          <table:table-cell table:style-name="ID0EEBAE"/>
          <table:table-cell table:style-name="ID0ELAAE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LAAE" table:formula="oooc:=IF([.C22]=&quot;no&quot;;&quot;&quot;;&quot;@JsonKey(includeIfNull: false)&quot;)" office:value-type="string">
            <text:p/>
          </table:table-cell>
          <table:table-cell table:style-name="ID0ESPAC" table:formula="oooc:=CONCATENATE(IF([.C22]=&quot;no&quot;;&quot;final&quot;;&quot;     &quot;);&quot; &quot;;[.D22];&quot; &quot;;[.A22];&quot;;&quot;)" office:value-type="string">
            <text:p>final Mention mentions;</text:p>
          </table:table-cell>
          <table:table-cell table:style-name="ID0EHWAE" table:formula="oooc:=CONCATENATE([.F22];CHAR(10);IF([.G22]=&quot;&quot;;&quot;&quot;;CONCATENATE([.G22];CHAR(10)));[.H22])" office:value-type="string">
            <text:p>/// (required) An array of Mentions
final Mention mentions;</text:p>
          </table:table-cell>
          <table:table-cell table:style-name="ID0ELAAE"/>
          <table:table-cell table:style-name="ID0ELAAE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YPDI">
          <table:table-cell table:style-name="ID0EEBAE" office:value-type="string">
            <text:p>tags</text:p>
          </table:table-cell>
          <table:table-cell table:style-name="ID0EEBAE" office:value-type="string">
            <text:p><text:span text:style-name="ID0E3TAG">An array of </text:span><text:span text:style-name="ID0EGUAG">Tags</text:span></text:p>
          </table:table-cell>
          <table:table-cell table:style-name="ID0EEBAE" office:value-type="string">
            <text:p>no</text:p>
          </table:table-cell>
          <table:table-cell table:style-name="ID0EEBAE" office:value-type="string">
            <text:p>Tag</text:p>
          </table:table-cell>
          <table:table-cell table:style-name="ID0EEBAE"/>
          <table:table-cell table:style-name="ID0ELAAE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LAAE" table:formula="oooc:=IF([.C23]=&quot;no&quot;;&quot;&quot;;&quot;@JsonKey(includeIfNull: false)&quot;)" office:value-type="string">
            <text:p/>
          </table:table-cell>
          <table:table-cell table:style-name="ID0ESPAC" table:formula="oooc:=CONCATENATE(IF([.C23]=&quot;no&quot;;&quot;final&quot;;&quot;     &quot;);&quot; &quot;;[.D23];&quot; &quot;;[.A23];&quot;;&quot;)" office:value-type="string">
            <text:p>final Tag tags;</text:p>
          </table:table-cell>
          <table:table-cell table:style-name="ID0EUWAE" table:formula="oooc:=CONCATENATE([.F23];CHAR(10);IF([.G23]=&quot;&quot;;&quot;&quot;;CONCATENATE([.G23];CHAR(10)));[.H23])" office:value-type="string">
            <text:p>/// (required) An array of Tags
final Tag tags;</text:p>
          </table:table-cell>
          <table:table-cell table:style-name="ID0ELAAE"/>
          <table:table-cell table:style-name="ID0ELAAE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BSDI">
          <table:table-cell table:style-name="ID0EEBAE" office:value-type="string">
            <text:p>application</text:p>
          </table:table-cell>
          <table:table-cell table:style-name="ID0EEBAE" office:value-type="string">
            <text:p><text:span text:style-name="ID0EJSAG">Application</text:span><text:span text:style-name="ID0ESSAG"> from which the status was posted</text:span>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Application</text:p>
          </table:table-cell>
          <table:table-cell table:style-name="ID0EEBAE"/>
          <table:table-cell table:style-name="ID0ELAAE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LAAE" table:formula="oooc:=IF([.C2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4]=&quot;no&quot;;&quot;final&quot;;&quot;     &quot;);&quot; &quot;;[.D24];&quot; &quot;;[.A24];&quot;;&quot;)" office:value-type="string">
            <text:p>      Application application;</text:p>
          </table:table-cell>
          <table:table-cell table:style-name="ID0EBXAE" table:formula="oooc:=CONCATENATE([.F24];CHAR(10);IF([.G24]=&quot;&quot;;&quot;&quot;;CONCATENATE([.G24];CHAR(10)));[.H24])" office:value-type="string">
            <text:p>/// (optional) Application from which the status was posted
@JsonKey(includeIfNull: false)
      Application application;</text:p>
          </table:table-cell>
          <table:table-cell table:style-name="ID0ELAAE"/>
          <table:table-cell table:style-name="ID0ELAAE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LUDI">
          <table:table-cell table:style-name="ID0EEBAE" office:value-type="string">
            <text:p>language</text:p>
          </table:table-cell>
          <table:table-cell table:style-name="ID0EEBAE" office:value-type="string">
            <text:p>The detected language for the status, if detected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LAAE" table:formula="oooc:=IF([.C2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OXAE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;</text:p>
          </table:table-cell>
          <table:table-cell table:style-name="ID0ELAAE"/>
          <table:table-cell table:style-name="ID0ELAAE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VWDI">
          <table:table-cell table:style-name="ID0EEBAE" office:value-type="string">
            <text:p>pinned</text:p>
          </table:table-cell>
          <table:table-cell table:style-name="ID0EEBAE" office:value-type="string">
            <text:p>Whether this is the pinned status for the account that posted it</text:p>
          </table:table-cell>
          <table:table-cell table:style-name="ID0EEBAE" office:value-type="string">
            <text:p>yes</text:p>
          </table:table-cell>
          <table:table-cell table:style-name="ID0EEBAE" office:value-type="string">
            <text:p>bool</text:p>
          </table:table-cell>
          <table:table-cell table:style-name="ID0EEBAE"/>
          <table:table-cell table:style-name="ID0ELAAE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LAAE" table:formula="oooc:=IF([.C2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2XAE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;</text:p>
          </table:table-cell>
          <table:table-cell table:style-name="ID0ELAAE"/>
          <table:table-cell table:style-name="ID0ELAAE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6YD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AAE" table:formula="oooc:=IF([.C2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IY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1D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AAE" table:formula="oooc:=IF([.C2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VY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3D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AAE" table:formula="oooc:=IF([.C2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CZ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5DI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AAE" table:formula="oooc:=IF([.C3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PZ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AAA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AAE" table:formula="oooc:=IF([.C3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3Z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YBA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AAE" table:formula="oooc:=IF([.C3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J1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QDA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AAE" table:formula="oooc:=IF([.C3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W1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Mention" table:style-name="ID0EI3AM">
        <table:table-column table:style-name="ID0EWGAK" table:default-cell-style-name="ID0EIPAC"/>
        <table:table-column table:style-name="ID0E3GAK" table:default-cell-style-name="ID0EIPAC"/>
        <table:table-column table:style-name="ID0ECHAK" table:default-cell-style-name="ID0EIPAC"/>
        <table:table-column table:style-name="ID0EIHAK" table:number-columns-repeated="2" table:default-cell-style-name="ID0EIPAC"/>
        <table:table-column table:style-name="ID0EOHAK" table:number-columns-repeated="4" table:default-cell-style-name="ID0EIPAC"/>
        <table:table-column table:style-name="ID0EUHAK" table:number-columns-repeated="247" table:default-cell-style-name="ID0EIPAC"/>
        <table:table-row xmlns:xdr="http://schemas.openxmlformats.org/drawingml/2006/spreadsheetDrawing" table:style-name="ID0E2HAK">
          <table:table-cell table:style-name="ID0ELAAE" office:value-type="string">
            <text:p>class name</text:p>
          </table:table-cell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office:value-type="string">
            <text:p>field definitions</text:p>
          </table:table-cell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TJAK">
          <table:table-cell table:style-name="ID0ELAAE" office:value-type="string">
            <text:p>Mention</text:p>
          </table:table-cell>
          <table:table-cell table:style-name="ID0ELAAE"/>
          <table:table-cell table:style-name="ID0ELAAE"/>
          <table:table-cell table:style-name="ID0ELAAE" office:value-type="string">
            <text:p>type</text:p>
          </table:table-cell>
          <table:table-cell table:style-name="ID0ELAAE"/>
          <table:table-cell table:style-name="ID0ELAAE" office:value-type="string">
            <text:p>comment part</text:p>
          </table:table-cell>
          <table:table-cell table:style-name="ID0ELAAE" office:value-type="string">
            <text:p>json annotation</text:p>
          </table:table-cell>
          <table:table-cell table:style-name="ID0ELAAE" office:value-type="string">
            <text:p>variable part</text:p>
          </table:table-cell>
          <table:table-cell table:style-name="ID0ERBAE" office:value-type="string">
            <text:p>COMBINED</text:p>
          </table:table-cell>
          <table:table-cell table:style-name="ID0ELAAE"/>
          <table:table-cell table:style-name="ID0ELAAE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ULAK">
          <table:table-cell table:style-name="ID0ED2AE" office:value-type="string">
            <text:p>url</text:p>
          </table:table-cell>
          <table:table-cell table:style-name="ID0ED2AE" office:value-type="string">
            <text:p>URL of user's profile (can be remote)</text:p>
          </table:table-cell>
          <table:table-cell table:style-name="ID0ED2AE" office:value-type="string">
            <text:p>no</text:p>
          </table:table-cell>
          <table:table-cell table:style-name="ID0EEBAE" office:value-type="string">
            <text:p>Uri</text:p>
          </table:table-cell>
          <table:table-cell table:style-name="ID0EEBAE"/>
          <table:table-cell table:style-name="ID0ELAAE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LAAE" table:formula="oooc:=IF([.C3]=&quot;no&quot;;&quot;&quot;;&quot;@JsonKey(includeIfNull: false)&quot;)" office:value-type="string">
            <text:p/>
          </table:table-cell>
          <table:table-cell table:style-name="ID0ESPAC" table:formula="oooc:=CONCATENATE(IF([.C3]=&quot;no&quot;;&quot;final&quot;;&quot;     &quot;);&quot; &quot;;[.D3];&quot; &quot;;[.A3];&quot;;&quot;)" office:value-type="string">
            <text:p>final Uri url;</text:p>
          </table:table-cell>
          <table:table-cell table:style-name="ID0EQOAE" table:formula="oooc:=CONCATENATE([.F3];CHAR(10);IF([.G3]=&quot;&quot;;&quot;&quot;;CONCATENATE([.G3];CHAR(10)));[.H3])" office:value-type="string">
            <text:p>/// (required) URL of user's profile (can be remote)
final Uri url;</text:p>
          </table:table-cell>
          <table:table-cell table:style-name="ID0ELAAE"/>
          <table:table-cell table:style-name="ID0ELAAE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4NAK">
          <table:table-cell table:style-name="ID0ED2AE" office:value-type="string">
            <text:p>username</text:p>
          </table:table-cell>
          <table:table-cell table:style-name="ID0ED2AE" office:value-type="string">
            <text:p>The username of the account</text:p>
          </table:table-cell>
          <table:table-cell table:style-name="ID0ED2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LAAE" table:formula="oooc:=IF([.C4]=&quot;no&quot;;&quot;&quot;;&quot;@JsonKey(includeIfNull: false)&quot;)" office:value-type="string">
            <text:p/>
          </table:table-cell>
          <table:table-cell table:style-name="ID0ESPAC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4OAE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LAAE"/>
          <table:table-cell table:style-name="ID0ELAAE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GQAK">
          <table:table-cell table:style-name="ID0ED2AE" office:value-type="string">
            <text:p>acct</text:p>
          </table:table-cell>
          <table:table-cell table:style-name="ID0ED2AE" office:value-type="string">
            <text:p>Equals</text:p>
          </table:table-cell>
          <table:table-cell table:style-name="ID0ED2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LAAE" table:formula="oooc:=IF([.C5]=&quot;no&quot;;&quot;&quot;;&quot;@JsonKey(includeIfNull: false)&quot;)" office:value-type="string">
            <text:p/>
          </table:table-cell>
          <table:table-cell table:style-name="ID0ESPAC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KPAE" table:formula="oooc:=CONCATENATE([.F5];CHAR(10);IF([.G5]=&quot;&quot;;&quot;&quot;;CONCATENATE([.G5];CHAR(10)));[.H5])" office:value-type="string">
            <text:p>/// (required) Equals
final String acct;</text:p>
          </table:table-cell>
          <table:table-cell table:style-name="ID0ELAAE"/>
          <table:table-cell table:style-name="ID0ELAAE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PSAK">
          <table:table-cell table:style-name="ID0ED2AE" office:value-type="string">
            <text:p>id</text:p>
          </table:table-cell>
          <table:table-cell table:style-name="ID0ED2AE" office:value-type="string">
            <text:p>Account ID</text:p>
          </table:table-cell>
          <table:table-cell table:style-name="ID0ED2AE" office:value-type="string">
            <text:p>no</text:p>
          </table:table-cell>
          <table:table-cell table:style-name="ID0EEBAE" office:value-type="string">
            <text:p>String</text:p>
          </table:table-cell>
          <table:table-cell table:style-name="ID0EEBAE"/>
          <table:table-cell table:style-name="ID0ELAAE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LAAE" table:formula="oooc:=IF([.C6]=&quot;no&quot;;&quot;&quot;;&quot;@JsonKey(includeIfNull: false)&quot;)" office:value-type="string">
            <text:p/>
          </table:table-cell>
          <table:table-cell table:style-name="ID0ESPAC" table:formula="oooc:=CONCATENATE(IF([.C6]=&quot;no&quot;;&quot;final&quot;;&quot;     &quot;);&quot; &quot;;[.D6];&quot; &quot;;[.A6];&quot;;&quot;)" office:value-type="string">
            <text:p>final String id;</text:p>
          </table:table-cell>
          <table:table-cell table:style-name="ID0EXPAE" table:formula="oooc:=CONCATENATE([.F6];CHAR(10);IF([.G6]=&quot;&quot;;&quot;&quot;;CONCATENATE([.G6];CHAR(10)));[.H6])" office:value-type="string">
            <text:p>/// (required) Account ID
final String id;</text:p>
          </table:table-cell>
          <table:table-cell table:style-name="ID0ELAAE"/>
          <table:table-cell table:style-name="ID0ELAAE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YUA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LAAE" table:formula="oooc:=IF([.C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EQ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WA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LAAE" table:formula="oooc:=IF([.C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RQ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YA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LAAE" table:formula="oooc:=IF([.C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5Q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2A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 office:value-type="string">
            <text:p>* external lib</text:p>
          </table:table-cell>
          <table:table-cell table:style-name="ID0ELAAE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LAAE" table:formula="oooc:=IF([.C1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LR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4A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LAAE" table:formula="oooc:=IF([.C1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YR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6A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LAAE" table:formula="oooc:=IF([.C1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FS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B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LAAE" table:formula="oooc:=IF([.C1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SS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D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LAAE" table:formula="oooc:=IF([.C1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6S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F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LAAE" table:formula="oooc:=IF([.C1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MT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H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LAAE" table:formula="oooc:=IF([.C1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ZT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J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LAAE" table:formula="oooc:=IF([.C1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GU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L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LAAE" table:formula="oooc:=IF([.C1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TU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N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LAAE" table:formula="oooc:=IF([.C1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AV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Q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LAAE" table:formula="oooc:=IF([.C2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NV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S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LAAE" table:formula="oooc:=IF([.C2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1V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U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LAAE" table:formula="oooc:=IF([.C2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HW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W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LAAE" table:formula="oooc:=IF([.C2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UW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Y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LAAE" table:formula="oooc:=IF([.C2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BX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1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LAAE" table:formula="oooc:=IF([.C2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OX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3BK"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EBAE"/>
          <table:table-cell table:style-name="ID0ELAAE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LAAE" table:formula="oooc:=IF([.C2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2X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LAAE"/>
          <table:table-cell table:style-name="ID0ELAAE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5B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AAE" table:formula="oooc:=IF([.C2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IY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AC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AAE" table:formula="oooc:=IF([.C2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VY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GCC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AAE" table:formula="oooc:=IF([.C2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CZ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5DC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AAE" table:formula="oooc:=IF([.C3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PZ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WFC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AAE" table:formula="oooc:=IF([.C3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3Z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HC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AAE" table:formula="oooc:=IF([.C3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J1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GJCK"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/>
          <table:table-cell table:style-name="ID0ELAAE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AAE" table:formula="oooc:=IF([.C3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W1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Emoji" table:style-name="ID0EN3AM">
        <table:table-column table:style-name="ID0EMMCK" table:default-cell-style-name="ID0EQ2AE"/>
        <table:table-column table:style-name="ID0ETMCK" table:default-cell-style-name="ID0EQ2AE"/>
        <table:table-column table:style-name="ID0E1MCK" table:default-cell-style-name="ID0EQ2AE"/>
        <table:table-column table:style-name="ID0EBNCK" table:number-columns-repeated="2" table:default-cell-style-name="ID0EQ2AE"/>
        <table:table-column table:style-name="ID0EINCK" table:number-columns-repeated="4" table:default-cell-style-name="ID0EQ2AE"/>
        <table:table-column table:style-name="ID0EPNCK" table:number-columns-repeated="247" table:default-cell-style-name="ID0EQ2AE"/>
        <table:table-column table:style-name="ID0EWNCK" table:number-columns-repeated="0" table:default-cell-style-name="ID0EQ2AE"/>
        <table:table-row xmlns:xdr="http://schemas.openxmlformats.org/drawingml/2006/spreadsheetDrawing" table:style-name="ID0E4NCK">
          <table:table-cell table:style-name="ID0ESPAC" office:value-type="string">
            <text:p>class name</text:p>
          </table:table-cell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office:value-type="string">
            <text:p>field definitions</text:p>
          </table:table-cell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VPCK">
          <table:table-cell table:style-name="ID0ESPAC" office:value-type="string">
            <text:p>Emoji</text:p>
          </table:table-cell>
          <table:table-cell table:style-name="ID0ESPAC"/>
          <table:table-cell table:style-name="ID0ESPAC"/>
          <table:table-cell table:style-name="ID0ESPAC" office:value-type="string">
            <text:p>type</text:p>
          </table:table-cell>
          <table:table-cell table:style-name="ID0ESPAC"/>
          <table:table-cell table:style-name="ID0ESPAC" office:value-type="string">
            <text:p>comment part</text:p>
          </table:table-cell>
          <table:table-cell table:style-name="ID0ESPAC" office:value-type="string">
            <text:p>json annotation</text:p>
          </table:table-cell>
          <table:table-cell table:style-name="ID0ESPAC" office:value-type="string">
            <text:p>variable part</text:p>
          </table:table-cell>
          <table:table-cell table:style-name="ID0ERBAE" office:value-type="string">
            <text:p>COMBINED</text:p>
          </table:table-cell>
          <table:table-cell table:style-name="ID0ESPAC"/>
          <table:table-cell table:style-name="ID0ESPAC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WRCK">
          <table:table-cell office:value-type="string">
            <text:p>shortcode</text:p>
          </table:table-cell>
          <table:table-cell office:value-type="string">
            <text:p>The shortcode of the emoji</text:p>
          </table:table-cell>
          <table:table-cell office:value-type="string">
            <text:p>no</text:p>
          </table:table-cell>
          <table:table-cell table:style-name="ID0EXAAE" office:value-type="string">
            <text:p>String</text:p>
          </table:table-cell>
          <table:table-cell table:style-name="ID0EXAAE"/>
          <table:table-cell table:style-name="ID0ESPAC" table:formula="oooc:=CONCATENATE(&quot;/// &quot;;IF([.C3]=&quot;no&quot;;&quot;(required)&quot;;&quot;(optional)&quot;);&quot; &quot;;[.B3])" office:value-type="string">
            <text:p>/// (required) The shortcode of the emoji</text:p>
          </table:table-cell>
          <table:table-cell table:style-name="ID0ESPAC" table:formula="oooc:=IF([.C3]=&quot;no&quot;;&quot;&quot;;&quot;@JsonKey(includeIfNull: false)&quot;)" office:value-type="string">
            <text:p/>
          </table:table-cell>
          <table:table-cell table:style-name="ID0ESPAC" table:formula="oooc:=CONCATENATE(IF([.C3]=&quot;no&quot;;&quot;final&quot;;&quot;     &quot;);&quot; &quot;;[.D3];&quot; &quot;;[.A3];&quot;;&quot;)" office:value-type="string">
            <text:p>final String shortcode;</text:p>
          </table:table-cell>
          <table:table-cell table:style-name="ID0E4BAE" table:formula="oooc:=CONCATENATE([.F3];CHAR(10);IF([.G3]=&quot;&quot;;&quot;&quot;;CONCATENATE([.G3];CHAR(10)));[.H3])" office:value-type="string">
            <text:p>/// (required) The shortcode of the emoji
final String shortcode;</text:p>
          </table:table-cell>
          <table:table-cell table:style-name="ID0ESPAC"/>
          <table:table-cell table:style-name="ID0ESPAC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3TCK">
          <table:table-cell office:value-type="string">
            <text:p>static_url</text:p>
          </table:table-cell>
          <table:table-cell office:value-type="string">
            <text:p>URL to the emoji static image</text:p>
          </table:table-cell>
          <table:table-cell office:value-type="string">
            <text:p>no</text:p>
          </table:table-cell>
          <table:table-cell table:style-name="ID0EXAAE" office:value-type="string">
            <text:p>Uri</text:p>
          </table:table-cell>
          <table:table-cell table:style-name="ID0EXAAE"/>
          <table:table-cell table:style-name="ID0ESPAC" table:formula="oooc:=CONCATENATE(&quot;/// &quot;;IF([.C4]=&quot;no&quot;;&quot;(required)&quot;;&quot;(optional)&quot;);&quot; &quot;;[.B4])" office:value-type="string">
            <text:p>/// (required) URL to the emoji static image</text:p>
          </table:table-cell>
          <table:table-cell table:style-name="ID0ESPAC" table:formula="oooc:=IF([.C4]=&quot;no&quot;;&quot;&quot;;&quot;@JsonKey(includeIfNull: false)&quot;)" office:value-type="string">
            <text:p/>
          </table:table-cell>
          <table:table-cell table:style-name="ID0ESPAC" table:formula="oooc:=CONCATENATE(IF([.C4]=&quot;no&quot;;&quot;final&quot;;&quot;     &quot;);&quot; &quot;;[.D4];&quot; &quot;;[.A4];&quot;;&quot;)" office:value-type="string">
            <text:p>final Uri static_url;</text:p>
          </table:table-cell>
          <table:table-cell table:style-name="ID0E4BAE" table:formula="oooc:=CONCATENATE([.F4];CHAR(10);IF([.G4]=&quot;&quot;;&quot;&quot;;CONCATENATE([.G4];CHAR(10)));[.H4])" office:value-type="string">
            <text:p>/// (required) URL to the emoji static image
final Uri static_url;</text:p>
          </table:table-cell>
          <table:table-cell table:style-name="ID0ESPAC"/>
          <table:table-cell table:style-name="ID0ESPAC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CWCK">
          <table:table-cell office:value-type="string">
            <text:p>url</text:p>
          </table:table-cell>
          <table:table-cell office:value-type="string">
            <text:p>URL to the emoji image</text:p>
          </table:table-cell>
          <table:table-cell office:value-type="string">
            <text:p>no</text:p>
          </table:table-cell>
          <table:table-cell table:style-name="ID0EXAAE" office:value-type="string">
            <text:p>Uri</text:p>
          </table:table-cell>
          <table:table-cell table:style-name="ID0EXAAE"/>
          <table:table-cell table:style-name="ID0ESPAC" table:formula="oooc:=CONCATENATE(&quot;/// &quot;;IF([.C5]=&quot;no&quot;;&quot;(required)&quot;;&quot;(optional)&quot;);&quot; &quot;;[.B5])" office:value-type="string">
            <text:p>/// (required) URL to the emoji image</text:p>
          </table:table-cell>
          <table:table-cell table:style-name="ID0ESPAC" table:formula="oooc:=IF([.C5]=&quot;no&quot;;&quot;&quot;;&quot;@JsonKey(includeIfNull: false)&quot;)" office:value-type="string">
            <text:p/>
          </table:table-cell>
          <table:table-cell table:style-name="ID0ESP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4BAE" table:formula="oooc:=CONCATENATE([.F5];CHAR(10);IF([.G5]=&quot;&quot;;&quot;&quot;;CONCATENATE([.G5];CHAR(10)));[.H5])" office:value-type="string">
            <text:p>/// (required) URL to the emoji image
final Uri url;</text:p>
          </table:table-cell>
          <table:table-cell table:style-name="ID0ESPAC"/>
          <table:table-cell table:style-name="ID0ESPAC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IYCK">
          <table:table-cell table:style-name="ID0ED2AE"/>
          <table:table-cell table:style-name="ID0ED2AE"/>
          <table:table-cell table:style-name="ID0ED2AE"/>
          <table:table-cell table:style-name="ID0EXAAE"/>
          <table:table-cell table:style-name="ID0EXAAE"/>
          <table:table-cell table:style-name="ID0ESPAC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SPAC" table:formula="oooc:=IF([.C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4BAE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1C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SPAC" table:formula="oooc:=IF([.C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4B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3C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SPAC" table:formula="oooc:=IF([.C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4B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5C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SPAC" table:formula="oooc:=IF([.C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4B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A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SPAC" table:formula="oooc:=IF([.C1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4B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C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SPAC" table:formula="oooc:=IF([.C1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4B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E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SPAC" table:formula="oooc:=IF([.C1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4B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G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SPAC" table:formula="oooc:=IF([.C1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4B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J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SPAC" table:formula="oooc:=IF([.C1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4B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L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SPAC" table:formula="oooc:=IF([.C1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4B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N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SPAC" table:formula="oooc:=IF([.C1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4B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P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SPAC" table:formula="oooc:=IF([.C1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4B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R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SPAC" table:formula="oooc:=IF([.C1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4B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T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SPAC" table:formula="oooc:=IF([.C1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4B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V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SPAC" table:formula="oooc:=IF([.C2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4B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X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SPAC" table:formula="oooc:=IF([.C2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4B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Z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SPAC" table:formula="oooc:=IF([.C2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4B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2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SPAC" table:formula="oooc:=IF([.C2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4B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4D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SPAC" table:formula="oooc:=IF([.C2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4B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AE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SPAC" table:formula="oooc:=IF([.C2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4B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CE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SPAC" table:formula="oooc:=IF([.C2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4B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E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SPAC" table:formula="oooc:=IF([.C2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4B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F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SPAC" table:formula="oooc:=IF([.C2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4B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H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SPAC" table:formula="oooc:=IF([.C2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4B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J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SPAC" table:formula="oooc:=IF([.C3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4B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L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SPAC" table:formula="oooc:=IF([.C3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4B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M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SPAC" table:formula="oooc:=IF([.C3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4B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OE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SPAC" table:formula="oooc:=IF([.C3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4B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9" table:number-rows-repeated="65535">
          <table:table-cell table:number-columns-repeated="256"/>
        </table:table-row>
      </table:table>
      <table:table table:name="Tags" table:style-name="ID0ES3AM">
        <table:table-column table:style-name="ID0E4REK" table:default-cell-style-name="ID0EQ2AE"/>
        <table:table-column table:style-name="ID0EESEK" table:default-cell-style-name="ID0EQ2AE"/>
        <table:table-column table:style-name="ID0ELSEK" table:default-cell-style-name="ID0EQ2AE"/>
        <table:table-column table:style-name="ID0ESSEK" table:number-columns-repeated="2" table:default-cell-style-name="ID0EQ2AE"/>
        <table:table-column table:style-name="ID0EZSEK" table:number-columns-repeated="4" table:default-cell-style-name="ID0EQ2AE"/>
        <table:table-column table:style-name="ID0EATEK" table:number-columns-repeated="247" table:default-cell-style-name="ID0EQ2AE"/>
        <table:table-column table:style-name="ID0EHTEK" table:number-columns-repeated="0" table:default-cell-style-name="ID0EQ2AE"/>
        <table:table-row xmlns:xdr="http://schemas.openxmlformats.org/drawingml/2006/spreadsheetDrawing" table:style-name="ID0EOTEK">
          <table:table-cell table:style-name="ID0ESPAC" office:value-type="string">
            <text:p>class name</text:p>
          </table:table-cell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office:value-type="string">
            <text:p>field definitions</text:p>
          </table:table-cell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GVEK">
          <table:table-cell table:style-name="ID0ESPAC" office:value-type="string">
            <text:p>Tag</text:p>
          </table:table-cell>
          <table:table-cell table:style-name="ID0ESPAC"/>
          <table:table-cell table:style-name="ID0ESPAC"/>
          <table:table-cell table:style-name="ID0ESPAC" office:value-type="string">
            <text:p>type</text:p>
          </table:table-cell>
          <table:table-cell table:style-name="ID0ESPAC"/>
          <table:table-cell table:style-name="ID0ESPAC" office:value-type="string">
            <text:p>comment part</text:p>
          </table:table-cell>
          <table:table-cell table:style-name="ID0ESPAC" office:value-type="string">
            <text:p>json annotation</text:p>
          </table:table-cell>
          <table:table-cell table:style-name="ID0ESPAC" office:value-type="string">
            <text:p>variable part</text:p>
          </table:table-cell>
          <table:table-cell table:style-name="ID0ERBAE" office:value-type="string">
            <text:p>COMBINED</text:p>
          </table:table-cell>
          <table:table-cell table:style-name="ID0ESPAC"/>
          <table:table-cell table:style-name="ID0ESPAC" table:formula="oooc:=CONCATENATE([.A2];&quot;({&quot;)" office:value-type="string">
            <text:p>Tag({</text:p>
          </table:table-cell>
          <table:table-cell table:number-columns-repeated="245"/>
        </table:table-row>
        <table:table-row xmlns:xdr="http://schemas.openxmlformats.org/drawingml/2006/spreadsheetDrawing" table:style-name="ID0EHXEK">
          <table:table-cell office:value-type="string">
            <text:p>name</text:p>
          </table:table-cell>
          <table:table-cell office:value-type="string">
            <text:p>The hashtag, not including the preceding #</text:p>
          </table:table-cell>
          <table:table-cell office:value-type="string">
            <text:p>no</text:p>
          </table:table-cell>
          <table:table-cell office:value-type="string">
            <text:p>List&lt;String&gt;</text:p>
          </table:table-cell>
          <table:table-cell table:style-name="ID0EXAAE"/>
          <table:table-cell table:style-name="ID0ESPAC" table:formula="oooc:=CONCATENATE(&quot;/// &quot;;IF([.C3]=&quot;no&quot;;&quot;(required)&quot;;&quot;(optional)&quot;);&quot; &quot;;[.B3])" office:value-type="string">
            <text:p>/// (required) The hashtag, not including the preceding #</text:p>
          </table:table-cell>
          <table:table-cell table:style-name="ID0ESPAC" table:formula="oooc:=IF([.C3]=&quot;no&quot;;&quot;&quot;;&quot;@JsonKey(includeIfNull: false)&quot;)" office:value-type="string">
            <text:p/>
          </table:table-cell>
          <table:table-cell table:style-name="ID0ESPAC" table:formula="oooc:=CONCATENATE(IF([.C3]=&quot;no&quot;;&quot;final&quot;;&quot;     &quot;);&quot; &quot;;[.D3];&quot; &quot;;[.A3];&quot;;&quot;)" office:value-type="string">
            <text:p>final List&lt;String&gt; name;</text:p>
          </table:table-cell>
          <table:table-cell table:style-name="ID0E4BAE" table:formula="oooc:=CONCATENATE([.F3];CHAR(10);IF([.G3]=&quot;&quot;;&quot;&quot;;CONCATENATE([.G3];CHAR(10)));[.H3])" office:value-type="string">
            <text:p>/// (required) The hashtag, not including the preceding #
final List&lt;String&gt; name;</text:p>
          </table:table-cell>
          <table:table-cell table:style-name="ID0ESPAC"/>
          <table:table-cell table:style-name="ID0ESPAC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MZEK">
          <table:table-cell office:value-type="string">
            <text:p>url</text:p>
          </table:table-cell>
          <table:table-cell office:value-type="string">
            <text:p>The URL of the hashtag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XAAE"/>
          <table:table-cell table:style-name="ID0ESPAC" table:formula="oooc:=CONCATENATE(&quot;/// &quot;;IF([.C4]=&quot;no&quot;;&quot;(required)&quot;;&quot;(optional)&quot;);&quot; &quot;;[.B4])" office:value-type="string">
            <text:p>/// (required) The URL of the hashtag</text:p>
          </table:table-cell>
          <table:table-cell table:style-name="ID0ESPAC" table:formula="oooc:=IF([.C4]=&quot;no&quot;;&quot;&quot;;&quot;@JsonKey(includeIfNull: false)&quot;)" office:value-type="string">
            <text:p/>
          </table:table-cell>
          <table:table-cell table:style-name="ID0ESPAC" table:formula="oooc:=CONCATENATE(IF([.C4]=&quot;no&quot;;&quot;final&quot;;&quot;     &quot;);&quot; &quot;;[.D4];&quot; &quot;;[.A4];&quot;;&quot;)" office:value-type="string">
            <text:p>final Uri url;</text:p>
          </table:table-cell>
          <table:table-cell table:style-name="ID0E4BAE" table:formula="oooc:=CONCATENATE([.F4];CHAR(10);IF([.G4]=&quot;&quot;;&quot;&quot;;CONCATENATE([.G4];CHAR(10)));[.H4])" office:value-type="string">
            <text:p>/// (required) The URL of the hashtag
final Uri url;</text:p>
          </table:table-cell>
          <table:table-cell table:style-name="ID0ESPAC"/>
          <table:table-cell table:style-name="ID0ESPAC" table:formula="oooc:=CONCATENATE(&quot;this.&quot;;[.A4];IF([.C4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R2EK">
          <table:table-cell table:number-columns-repeated="3"/>
          <table:table-cell table:style-name="ID0EXAAE"/>
          <table:table-cell table:style-name="ID0EXAAE"/>
          <table:table-cell table:style-name="ID0ESPAC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SPAC" table:formula="oooc:=IF([.C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4BAE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4EK">
          <table:table-cell table:style-name="ID0ED2AE"/>
          <table:table-cell table:style-name="ID0ED2AE"/>
          <table:table-cell table:style-name="ID0ED2AE"/>
          <table:table-cell table:style-name="ID0EXAAE"/>
          <table:table-cell table:style-name="ID0EXAAE"/>
          <table:table-cell table:style-name="ID0ESPAC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SPAC" table:formula="oooc:=IF([.C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4BAE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6E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SPAC" table:formula="oooc:=IF([.C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4B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B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SPAC" table:formula="oooc:=IF([.C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4B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D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SPAC" table:formula="oooc:=IF([.C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4B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F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SPAC" table:formula="oooc:=IF([.C1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4B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H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SPAC" table:formula="oooc:=IF([.C1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4B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J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SPAC" table:formula="oooc:=IF([.C1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4B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L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SPAC" table:formula="oooc:=IF([.C1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4B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O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SPAC" table:formula="oooc:=IF([.C1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4B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Q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SPAC" table:formula="oooc:=IF([.C1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4B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S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SPAC" table:formula="oooc:=IF([.C1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4B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U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SPAC" table:formula="oooc:=IF([.C1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4B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W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SPAC" table:formula="oooc:=IF([.C1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4B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Y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SPAC" table:formula="oooc:=IF([.C1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4B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1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SPAC" table:formula="oooc:=IF([.C2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4B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3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SPAC" table:formula="oooc:=IF([.C2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4B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5F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SPAC" table:formula="oooc:=IF([.C2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4B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AG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SPAC" table:formula="oooc:=IF([.C2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4B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CG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SPAC" table:formula="oooc:=IF([.C2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4B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FG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SPAC" table:formula="oooc:=IF([.C2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4B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HG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SPAC" table:formula="oooc:=IF([.C2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4B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J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SPAC" table:formula="oooc:=IF([.C2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4B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K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SPAC" table:formula="oooc:=IF([.C2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4B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M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SPAC" table:formula="oooc:=IF([.C2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4B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O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SPAC" table:formula="oooc:=IF([.C3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4B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Q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SPAC" table:formula="oooc:=IF([.C3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4B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R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SPAC" table:formula="oooc:=IF([.C3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4B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TGK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SPAC" table:formula="oooc:=IF([.C3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4B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0" table:number-rows-repeated="65535">
          <table:table-cell table:number-columns-repeated="256"/>
        </table:table-row>
      </table:table>
      <table:table table:name="Application" table:style-name="ID0EX3AM">
        <table:table-column table:style-name="ID0E4WGK" table:default-cell-style-name="ID0EQ2AE"/>
        <table:table-column table:style-name="ID0EEXGK" table:default-cell-style-name="ID0EQ2AE"/>
        <table:table-column table:style-name="ID0ELXGK" table:default-cell-style-name="ID0EQ2AE"/>
        <table:table-column table:style-name="ID0ESXGK" table:number-columns-repeated="2" table:default-cell-style-name="ID0EQ2AE"/>
        <table:table-column table:style-name="ID0EZXGK" table:number-columns-repeated="4" table:default-cell-style-name="ID0EQ2AE"/>
        <table:table-column table:style-name="ID0EAYGK" table:number-columns-repeated="247" table:default-cell-style-name="ID0EQ2AE"/>
        <table:table-column table:style-name="ID0EHYGK" table:number-columns-repeated="0" table:default-cell-style-name="ID0EQ2AE"/>
        <table:table-row xmlns:xdr="http://schemas.openxmlformats.org/drawingml/2006/spreadsheetDrawing" table:style-name="ID0EOYGK">
          <table:table-cell office:value-type="string">
            <text:p>class name</text:p>
          </table:table-cell>
          <table:table-cell/>
          <table:table-cell/>
          <table:table-cell/>
          <table:table-cell table:style-name="ID0ESPAC"/>
          <table:table-cell table:style-name="ID0ESPAC" office:value-type="string">
            <text:p>field definitions</text:p>
          </table:table-cell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C1GK">
          <table:table-cell office:value-type="string">
            <text:p>Application</text:p>
          </table:table-cell>
          <table:table-cell/>
          <table:table-cell/>
          <table:table-cell office:value-type="string">
            <text:p>type</text:p>
          </table:table-cell>
          <table:table-cell table:style-name="ID0ESPAC"/>
          <table:table-cell table:style-name="ID0ESPAC" office:value-type="string">
            <text:p>comment part</text:p>
          </table:table-cell>
          <table:table-cell table:style-name="ID0ESPAC" office:value-type="string">
            <text:p>json annotation</text:p>
          </table:table-cell>
          <table:table-cell table:style-name="ID0ESPAC" office:value-type="string">
            <text:p>variable part</text:p>
          </table:table-cell>
          <table:table-cell table:style-name="ID0ERBAE" office:value-type="string">
            <text:p>COMBINED</text:p>
          </table:table-cell>
          <table:table-cell table:style-name="ID0ESPAC"/>
          <table:table-cell table:style-name="ID0ESPAC" table:formula="oooc:=CONCATENATE([.A2];&quot;({&quot;)" office:value-type="string">
            <text:p>Application({</text:p>
          </table:table-cell>
          <table:table-cell table:number-columns-repeated="245"/>
        </table:table-row>
        <table:table-row xmlns:xdr="http://schemas.openxmlformats.org/drawingml/2006/spreadsheetDrawing" table:style-name="ID0E62GK">
          <table:table-cell office:value-type="string">
            <text:p>name</text:p>
          </table:table-cell>
          <table:table-cell office:value-type="string">
            <text:p>Name of the app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XAAE"/>
          <table:table-cell table:style-name="ID0ESPAC" table:formula="oooc:=CONCATENATE(&quot;/// &quot;;IF([.C3]=&quot;no&quot;;&quot;(required)&quot;;&quot;(optional)&quot;);&quot; &quot;;[.B3])" office:value-type="string">
            <text:p>/// (required) Name of the app</text:p>
          </table:table-cell>
          <table:table-cell table:style-name="ID0ESPAC" table:formula="oooc:=IF([.C3]=&quot;no&quot;;&quot;&quot;;&quot;@JsonKey(includeIfNull: false)&quot;)" office:value-type="string">
            <text:p/>
          </table:table-cell>
          <table:table-cell table:style-name="ID0ESPAC" table:formula="oooc:=CONCATENATE(IF([.C3]=&quot;no&quot;;&quot;final&quot;;&quot;     &quot;);&quot; &quot;;[.D3];&quot; &quot;;[.A3];&quot;;&quot;)" office:value-type="string">
            <text:p>final String name;</text:p>
          </table:table-cell>
          <table:table-cell table:style-name="ID0E4BAE" table:formula="oooc:=CONCATENATE([.F3];CHAR(10);IF([.G3]=&quot;&quot;;&quot;&quot;;CONCATENATE([.G3];CHAR(10)));[.H3])" office:value-type="string">
            <text:p>/// (required) Name of the app
final String name;</text:p>
          </table:table-cell>
          <table:table-cell table:style-name="ID0ESPAC"/>
          <table:table-cell table:style-name="ID0ESPAC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E5GK">
          <table:table-cell office:value-type="string">
            <text:p>website</text:p>
          </table:table-cell>
          <table:table-cell office:value-type="string">
            <text:p>Homepage URL of the app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XAAE"/>
          <table:table-cell table:style-name="ID0ESPAC" table:formula="oooc:=CONCATENATE(&quot;/// &quot;;IF([.C4]=&quot;no&quot;;&quot;(required)&quot;;&quot;(optional)&quot;);&quot; &quot;;[.B4])" office:value-type="string">
            <text:p>/// (optional) Homepage URL of the app</text:p>
          </table:table-cell>
          <table:table-cell table:style-name="ID0ESPAC" table:formula="oooc:=IF([.C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4]=&quot;no&quot;;&quot;final&quot;;&quot;     &quot;);&quot; &quot;;[.D4];&quot; &quot;;[.A4];&quot;;&quot;)" office:value-type="string">
            <text:p>      Uri website;</text:p>
          </table:table-cell>
          <table:table-cell table:style-name="ID0E4BAE" table:formula="oooc:=CONCATENATE([.F4];CHAR(10);IF([.G4]=&quot;&quot;;&quot;&quot;;CONCATENATE([.G4];CHAR(10)));[.H4])" office:value-type="string">
            <text:p>/// (optional) Homepage URL of the app
@JsonKey(includeIfNull: false)
      Uri website;</text:p>
          </table:table-cell>
          <table:table-cell table:style-name="ID0ESPAC"/>
          <table:table-cell table:style-name="ID0ESPAC" table:formula="oooc:=CONCATENATE(&quot;this.&quot;;[.A4];IF([.C4]=&quot;no&quot;;&quot;&quot;;&quot; = null&quot;);&quot;;&quot;)" office:value-type="string">
            <text:p>this.website = null,</text:p>
          </table:table-cell>
          <table:table-cell table:number-columns-repeated="245"/>
        </table:table-row>
        <table:table-row xmlns:xdr="http://schemas.openxmlformats.org/drawingml/2006/spreadsheetDrawing" table:style-name="ID0EKAHK">
          <table:table-cell table:number-columns-repeated="3"/>
          <table:table-cell/>
          <table:table-cell table:style-name="ID0EXAAE"/>
          <table:table-cell table:style-name="ID0ESPAC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SPAC" table:formula="oooc:=IF([.C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4BAE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CHK">
          <table:table-cell table:style-name="ID0ED2AE"/>
          <table:table-cell table:style-name="ID0ED2AE"/>
          <table:table-cell table:style-name="ID0ED2AE"/>
          <table:table-cell table:style-name="ID0EXAAE"/>
          <table:table-cell table:style-name="ID0EXAAE"/>
          <table:table-cell table:style-name="ID0ESPAC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SPAC" table:formula="oooc:=IF([.C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4BAE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E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SPAC" table:formula="oooc:=IF([.C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4B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G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SPAC" table:formula="oooc:=IF([.C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4B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I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SPAC" table:formula="oooc:=IF([.C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4B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K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SPAC" table:formula="oooc:=IF([.C1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4B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M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SPAC" table:formula="oooc:=IF([.C1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4B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O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SPAC" table:formula="oooc:=IF([.C1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4B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Q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SPAC" table:formula="oooc:=IF([.C1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4B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S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SPAC" table:formula="oooc:=IF([.C1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4B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U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SPAC" table:formula="oooc:=IF([.C1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4B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W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SPAC" table:formula="oooc:=IF([.C1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4B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Z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SPAC" table:formula="oooc:=IF([.C1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4B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2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SPAC" table:formula="oooc:=IF([.C1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4B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4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SPAC" table:formula="oooc:=IF([.C1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4B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6HK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SPAC" table:formula="oooc:=IF([.C2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4B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BAM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SPAC" table:formula="oooc:=IF([.C2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4B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DAM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SPAC" table:formula="oooc:=IF([.C2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4B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FAM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SPAC" table:formula="oooc:=IF([.C2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4B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HAM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SPAC" table:formula="oooc:=IF([.C24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4B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JAM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SPAC" table:formula="oooc:=IF([.C25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4B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LAM"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XAAE"/>
          <table:table-cell table:style-name="ID0ES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SPAC" table:formula="oooc:=IF([.C26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4B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SPAC"/>
          <table:table-cell table:style-name="ID0ES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O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SPAC" table:formula="oooc:=IF([.C27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4B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YP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SPAC" table:formula="oooc:=IF([.C28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4B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QR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SPAC" table:formula="oooc:=IF([.C29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4B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IT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SPAC" table:formula="oooc:=IF([.C30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4B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AV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SPAC" table:formula="oooc:=IF([.C31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4B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YW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SPAC" table:formula="oooc:=IF([.C32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4B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QYAM"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/>
          <table:table-cell table:style-name="ID0ES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SPAC" table:formula="oooc:=IF([.C33]=&quot;no&quot;;&quot;&quot;;&quot;@JsonKey(includeIfNull: false)&quot;)" office:value-type="string">
            <text:p>@JsonKey(includeIfNull: false)</text:p>
          </table:table-cell>
          <table:table-cell table:style-name="ID0ES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4B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1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5A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IBAG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3B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5G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OH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MQAG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WQAG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4T12:22:55.896</meta:creation-date>
    <dc:creator xmlns:dc="http://purl.org/dc/elements/1.1/">ccwpc</dc:creator>
    <dc:date xmlns:dc="http://purl.org/dc/elements/1.1/">2018-05-14T12:40:23.446</dc:date>
    <meta:editing-cycles>24</meta:editing-cycles>
    <meta:document-statistic/>
  </office:meta>
</office:document-meta>
</file>